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8">
      <style:graphic-properties draw:fill="none" draw:stroke="solid" svg:stroke-width="0.02083in" svg:stroke-color="#000000" draw:marker-start="a956" draw:marker-end="a957" svg:stroke-opacity="100%" draw:stroke-linejoin="miter" svg:stroke-linecap="but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9">
      <style:graphic-properties draw:fill="none" draw:stroke="solid" svg:stroke-width="0.02083in" svg:stroke-color="#000000" svg:stroke-opacity="100%" draw:stroke-linejoin="miter" svg:stroke-linecap="butt"/>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073">
      <style:graphic-properties draw:fill="none" draw:stroke="solid" svg:stroke-width="0.03125in" svg:stroke-color="#000000" svg:stroke-opacity="100%" draw:stroke-linejoin="miter" svg:stroke-linecap="butt"/>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draw:fill="none" draw:stroke="solid" svg:stroke-width="0.02083in" svg:stroke-color="#000000" draw:marker-end="a960" svg:stroke-opacity="100%" draw:stroke-linejoin="miter" svg:stroke-linecap="butt"/>
    </style:style>
    <style:style style:family="graphic" style:name="a963">
      <style:graphic-properties draw:fill="none" draw:stroke="solid" svg:stroke-width="0.02083in" svg:stroke-color="#000000" draw:marker-end="a962" svg:stroke-opacity="100%" draw:stroke-linejoin="miter" svg:stroke-linecap="butt"/>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draw:fill="none" draw:stroke="solid" svg:stroke-width="0.02083in" svg:stroke-color="#000000" draw:marker-end="a811" svg:stroke-opacity="100%" draw:stroke-linejoin="miter" svg:stroke-linecap="butt"/>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9">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976">
      <style:graphic-properties draw:fill="none" draw:stroke="solid" svg:stroke-width="0.02083in" svg:stroke-color="#000000" draw:marker-end="a975" svg:stroke-opacity="100%" draw:stroke-linejoin="miter" svg:stroke-linecap="but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draw:fill="none" draw:stroke="solid" svg:stroke-width="0.02083in" svg:stroke-color="#000000" draw:marker-start="a977" draw:marker-end="a978" svg:stroke-opacity="100%" draw:stroke-linejoin="miter" svg:stroke-linecap="but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true" style:writing-mode="lr-tb"/>
    </style:style>
    <style:style style:family="paragraph" style:name="a7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graphic" style:name="a827">
      <style:graphic-properties draw:fill="none" draw:stroke="solid" svg:stroke-width="0.02083in" svg:stroke-color="#000000" draw:marker-end="a826" svg:stroke-opacity="100%" draw:stroke-linejoin="miter" svg:stroke-linecap="but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draw:fill="none" draw:stroke="solid" svg:stroke-width="0.02083in" svg:stroke-color="#000000" draw:marker-end="a1001" svg:stroke-opacity="100%" draw:stroke-linejoin="miter" svg:stroke-linecap="butt"/>
    </style:style>
    <style:style style:family="graphic" style:name="a773">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draw:fill="none" draw:stroke="solid" svg:stroke-width="0.02083in" svg:stroke-color="#000000" draw:marker-end="a774" svg:stroke-opacity="100%" draw:stroke-linejoin="miter" svg:stroke-linecap="butt"/>
    </style:style>
    <style:style style:family="graphic" style:name="a830">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009">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839">
      <style:graphic-properties draw:fill="none" draw:stroke="solid" svg:stroke-width="0.02083in" svg:stroke-color="#000000" draw:marker-end="a838" svg:stroke-opacity="100%" draw:stroke-linejoin="miter" svg:stroke-linecap="butt"/>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997">
      <style:graphic-properties draw:fill="none" draw:stroke="solid" svg:stroke-width="0.02083in" svg:stroke-color="#000000" draw:marker-end="a996" svg:stroke-opacity="100%" draw:stroke-linejoin="miter" svg:stroke-linecap="butt"/>
    </style:style>
    <style:style style:family="paragraph" style:name="a780">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none" draw:stroke="solid" svg:stroke-width="0.02083in" svg:stroke-color="#000000" draw:marker-end="a840" svg:stroke-opacity="100%" draw:stroke-linejoin="miter" svg:stroke-linecap="butt"/>
    </style:style>
    <style:style style:family="graphic" style:name="a1016">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19">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2">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paragraph" style:name="a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draw:fill="none" draw:stroke="solid" svg:stroke-width="0.02083in" svg:stroke-color="#000000" draw:marker-end="a903" svg:stroke-opacity="100%" draw:stroke-linejoin="miter" svg:stroke-linecap="butt"/>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middle" draw:textarea-horizontal-align="left"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021">
      <style:graphic-properties draw:fill="none" draw:stroke="solid" svg:stroke-width="0.02083in" svg:stroke-color="#000000" draw:marker-end="a1020" svg:stroke-opacity="100%" draw:stroke-linejoin="miter" svg:stroke-linecap="butt"/>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draw:fill="none" draw:stroke="solid" svg:stroke-width="0.02083in" svg:stroke-color="#000000" draw:marker-start="a793" draw:marker-end="a794" svg:stroke-opacity="100%" draw:stroke-linejoin="miter" svg:stroke-linecap="butt"/>
    </style:style>
    <style:style style:family="graphic" style:name="a1024">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draw:fill="none" draw:stroke="solid" svg:stroke-width="0.03125in" svg:stroke-color="#000000" svg:stroke-opacity="100%" draw:stroke-linejoin="miter" svg:stroke-linecap="butt"/>
    </style:style>
    <style:style style:family="graphic" style:name="a850">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draw:fill="none" draw:stroke="solid" svg:stroke-width="0.02083in" svg:stroke-color="#000000" draw:marker-end="a851" svg:stroke-opacity="100%" draw:stroke-linejoin="miter" svg:stroke-linecap="butt"/>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draw:fill="none" draw:stroke="solid" svg:stroke-width="0.02083in" svg:stroke-color="#000000" draw:marker-end="a853" svg:stroke-opacity="100%" draw:stroke-linejoin="miter" svg:stroke-linecap="butt"/>
    </style:style>
    <style:style style:family="graphic" style:name="a10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6">
      <style:graphic-properties draw:fill="none" draw:stroke="solid" svg:stroke-width="0.02083in" svg:stroke-color="#000000" draw:marker-end="a855" svg:stroke-opacity="100%" draw:stroke-linejoin="miter" svg:stroke-linecap="butt"/>
    </style:style>
    <style:style style:family="paragraph" style:name="a9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9">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none" draw:stroke="dash" draw:stroke-dash="a862"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draw:fill="none" draw:stroke="dash" draw:stroke-dash="a864" svg:stroke-width="0.02083in" svg:stroke-color="#000000" draw:marker-end="a865" svg:stroke-opacity="100%" draw:stroke-linejoin="miter"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justify" fo:text-align-last="start" style:tab-stop-distance="0.59028in" fo:margin-left="0.49306in" fo:margin-right="0in" fo:text-indent="-0.4930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draw:fill="none" draw:stroke="dash" draw:stroke-dash="a867" svg:stroke-width="0.02083in" svg:stroke-color="#000000" draw:marker-end="a868" svg:stroke-opacity="100%" draw:stroke-linejoin="miter" svg:stroke-linecap="butt"/>
    </style:style>
    <style:style style:family="graphic" style:name="a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5278in" style:font-size-asian="0.15278in" style:font-size-complex="0.152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05in" fo:padding-bottom="0.05in" fo:padding-left="0.1in" fo:padding-right="0.1in" draw:textarea-vertical-align="middle" draw:textarea-horizontal-align="center" draw:fill="none" draw:stroke="solid" svg:stroke-width="0.02083in" svg:stroke-color="#2f528f" svg:stroke-opacity="100%" draw:stroke-linejoin="miter" svg:stroke-linecap="butt" draw:auto-grow-width="false" draw:auto-grow-height="false"/>
      <style:paragraph-properties style:font-independent-line-spacing="true" style:writing-mode="lr-tb"/>
    </style:style>
    <style:style style:family="text" style:name="a1047">
      <style:text-properties fo:font-variant="normal" fo:text-transform="none" fo:color="#ff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top" draw:textarea-horizontal-align="center" draw:fill="solid" draw:fill-color="#ffffff" draw:opacity="100%" draw:stroke="dash" draw:stroke-dash="a875" svg:stroke-width="0.01389in" svg:stroke-color="#4472c4" svg:stroke-opacity="100%" draw:stroke-linejoin="miter" svg:stroke-linecap="butt" draw:auto-grow-width="false" draw:auto-grow-height="true"/>
      <style:paragraph-properties style:font-independent-line-spacing="true" style:writing-mode="lr-tb"/>
    </style:style>
    <style:style style:family="paragraph" style:name="a9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graphic" style:name="a1053">
      <style:graphic-properties draw:fill="none" draw:stroke="solid" svg:stroke-width="0.03125in" svg:stroke-color="#000000" svg:stroke-opacity="100%" draw:stroke-linejoin="miter" svg:stroke-linecap="butt"/>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1">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draw:fill="none" draw:stroke="solid" svg:stroke-width="0.02083in" svg:stroke-color="#000000" draw:marker-start="a942" draw:marker-end="a943" svg:stroke-opacity="100%" draw:stroke-linejoin="miter" svg:stroke-linecap="butt"/>
    </style:style>
    <style:style style:family="graphic" style:name="a945">
      <style:graphic-properties draw:fill="none" draw:stroke="solid" svg:stroke-width="0.02083in" svg:stroke-color="#000000" svg:stroke-opacity="100%" draw:stroke-linejoin="miter" svg:stroke-linecap="but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1">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3">
      <style:graphic-properties draw:fill="none" draw:stroke="solid" svg:stroke-width="0.02083in" svg:stroke-color="#000000" draw:marker-end="a892" svg:stroke-opacity="100%" draw:stroke-linejoin="miter" svg:stroke-linecap="butt"/>
    </style:style>
    <style:style style:family="paragraph" style:name="a10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95">
      <style:graphic-properties draw:fill="none" draw:stroke="solid" svg:stroke-width="0.02083in" svg:stroke-color="#000000" draw:marker-end="a894" svg:stroke-opacity="100%" draw:stroke-linejoin="miter" svg:stroke-linecap="but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8">
      <style:graphic-properties fo:wrap-option="wrap" fo:padding-top="0.05in" fo:padding-bottom="0.05in" fo:padding-left="0.1in" fo:padding-right="0.1in" draw:textarea-vertical-align="top" draw:textarea-horizontal-align="center" draw:fill="solid" draw:fill-color="#ffffff" draw:opacity="100%" draw:stroke="solid" svg:stroke-width="0.01389in" svg:stroke-color="#4472c4" svg:stroke-opacity="100%" draw:stroke-linejoin="miter" svg:stroke-linecap="butt" draw:auto-grow-width="false" draw:auto-grow-height="tru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3889in" style:font-size-asian="0.13889in" style:font-size-complex="0.13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asian="標楷體" style:font-family-complex="Times New Roman" style:font-family-generic="roman" style:font-family-generic-asian="script" style:font-family-generic-complex="roman" style:font-pitch="variable" style:font-pitch-asian="fixed" style:font-pitch-complex="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none" draw:stroke="solid" svg:stroke-width="0.03125in" svg:stroke-color="#000000" svg:stroke-opacity="100%" draw:stroke-linejoin="miter" svg:stroke-linecap="butt" draw:auto-grow-width="false" draw:auto-grow-height="false"/>
      <style:paragraph-properties style:font-independent-line-spacing="true" style:writing-mode="lr-tb"/>
    </style:style>
    <text:list-style style:name="a784">
      <text:list-level-style-bullet text:level="1" text:bullet-char="ü">
        <style:list-level-properties text:space-before="0in" text:min-label-width="0.1875in"/>
        <style:text-properties fo:font-family="Wingdings" style:font-pitch="variable" fo:font-size="100%"/>
      </text:list-level-style-bullet>
      <text:list-level-style-bullet text:level="2" text:bullet-char="ü">
        <style:list-level-properties text:space-before="0.5in" text:min-label-width="0.1875in"/>
        <style:text-properties fo:font-family="Wingdings" style:font-pitch="variable" fo:font-size="100%"/>
      </text:list-level-style-bullet>
      <text:list-level-style-bullet text:level="3" text:bullet-char="ü">
        <style:list-level-properties text:space-before="1in" text:min-label-width="0.1875in"/>
        <style:text-properties fo:font-family="Wingdings" style:font-pitch="variable" fo:font-size="100%"/>
      </text:list-level-style-bullet>
      <text:list-level-style-bullet text:level="4" text:bullet-char="ü">
        <style:list-level-properties text:space-before="1.5in" text:min-label-width="0.1875in"/>
        <style:text-properties fo:font-family="Wingdings" style:font-pitch="variable" fo:font-size="100%"/>
      </text:list-level-style-bullet>
      <text:list-level-style-bullet text:level="5" text:bullet-char="ü">
        <style:list-level-properties text:space-before="2in" text:min-label-width="0.1875in"/>
        <style:text-properties fo:font-family="Wingdings" style:font-pitch="variable" fo:font-size="100%"/>
      </text:list-level-style-bullet>
      <text:list-level-style-bullet text:level="6" text:bullet-char="ü">
        <style:list-level-properties text:space-before="2.5in" text:min-label-width="0.1875in"/>
        <style:text-properties fo:font-family="Wingdings" style:font-pitch="variable" fo:font-size="100%"/>
      </text:list-level-style-bullet>
      <text:list-level-style-bullet text:level="7" text:bullet-char="ü">
        <style:list-level-properties text:space-before="3in" text:min-label-width="0.1875in"/>
        <style:text-properties fo:font-family="Wingdings" style:font-pitch="variable" fo:font-size="100%"/>
      </text:list-level-style-bullet>
      <text:list-level-style-bullet text:level="8" text:bullet-char="ü">
        <style:list-level-properties text:space-before="3.5in" text:min-label-width="0.1875in"/>
        <style:text-properties fo:font-family="Wingdings" style:font-pitch="variable" fo:font-size="100%"/>
      </text:list-level-style-bullet>
      <text:list-level-style-bullet text:level="9" text:bullet-char="ü">
        <style:list-level-properties text:space-before="4in" text:min-label-width="0.1875in"/>
        <style:text-properties fo:font-family="Wingdings" style:font-pitch="variable" fo:font-size="100%"/>
      </text:list-level-style-bullet>
    </text:list-style>
    <text:list-style style:name="a791">
      <text:list-level-style-bullet text:level="1" text:bullet-char="ü">
        <style:list-level-properties text:space-before="0in" text:min-label-width="0.1875in"/>
        <style:text-properties fo:font-family="Wingdings" style:font-pitch="variable" fo:font-size="100%"/>
      </text:list-level-style-bullet>
      <text:list-level-style-bullet text:level="2" text:bullet-char="ü">
        <style:list-level-properties text:space-before="0.5in" text:min-label-width="0.1875in"/>
        <style:text-properties fo:font-family="Wingdings" style:font-pitch="variable" fo:font-size="100%"/>
      </text:list-level-style-bullet>
      <text:list-level-style-bullet text:level="3" text:bullet-char="ü">
        <style:list-level-properties text:space-before="1in" text:min-label-width="0.1875in"/>
        <style:text-properties fo:font-family="Wingdings" style:font-pitch="variable" fo:font-size="100%"/>
      </text:list-level-style-bullet>
      <text:list-level-style-bullet text:level="4" text:bullet-char="ü">
        <style:list-level-properties text:space-before="1.5in" text:min-label-width="0.1875in"/>
        <style:text-properties fo:font-family="Wingdings" style:font-pitch="variable" fo:font-size="100%"/>
      </text:list-level-style-bullet>
      <text:list-level-style-bullet text:level="5" text:bullet-char="ü">
        <style:list-level-properties text:space-before="2in" text:min-label-width="0.1875in"/>
        <style:text-properties fo:font-family="Wingdings" style:font-pitch="variable" fo:font-size="100%"/>
      </text:list-level-style-bullet>
      <text:list-level-style-bullet text:level="6" text:bullet-char="ü">
        <style:list-level-properties text:space-before="2.5in" text:min-label-width="0.1875in"/>
        <style:text-properties fo:font-family="Wingdings" style:font-pitch="variable" fo:font-size="100%"/>
      </text:list-level-style-bullet>
      <text:list-level-style-bullet text:level="7" text:bullet-char="ü">
        <style:list-level-properties text:space-before="3in" text:min-label-width="0.1875in"/>
        <style:text-properties fo:font-family="Wingdings" style:font-pitch="variable" fo:font-size="100%"/>
      </text:list-level-style-bullet>
      <text:list-level-style-bullet text:level="8" text:bullet-char="ü">
        <style:list-level-properties text:space-before="3.5in" text:min-label-width="0.1875in"/>
        <style:text-properties fo:font-family="Wingdings" style:font-pitch="variable" fo:font-size="100%"/>
      </text:list-level-style-bullet>
      <text:list-level-style-bullet text:level="9" text:bullet-char="ü">
        <style:list-level-properties text:space-before="4in" text:min-label-width="0.1875in"/>
        <style:text-properties fo:font-family="Wingdings" style:font-pitch="variable" fo:font-size="100%"/>
      </text:list-level-style-bullet>
    </text:list-style>
    <text:list-style style:name="a787">
      <text:list-level-style-bullet text:level="1" text:bullet-char="ü">
        <style:list-level-properties text:space-before="0in" text:min-label-width="0.1875in"/>
        <style:text-properties fo:font-family="Wingdings" style:font-pitch="variable" fo:font-size="100%"/>
      </text:list-level-style-bullet>
      <text:list-level-style-bullet text:level="2" text:bullet-char="ü">
        <style:list-level-properties text:space-before="0.5in" text:min-label-width="0.1875in"/>
        <style:text-properties fo:font-family="Wingdings" style:font-pitch="variable" fo:font-size="100%"/>
      </text:list-level-style-bullet>
      <text:list-level-style-bullet text:level="3" text:bullet-char="ü">
        <style:list-level-properties text:space-before="1in" text:min-label-width="0.1875in"/>
        <style:text-properties fo:font-family="Wingdings" style:font-pitch="variable" fo:font-size="100%"/>
      </text:list-level-style-bullet>
      <text:list-level-style-bullet text:level="4" text:bullet-char="ü">
        <style:list-level-properties text:space-before="1.5in" text:min-label-width="0.1875in"/>
        <style:text-properties fo:font-family="Wingdings" style:font-pitch="variable" fo:font-size="100%"/>
      </text:list-level-style-bullet>
      <text:list-level-style-bullet text:level="5" text:bullet-char="ü">
        <style:list-level-properties text:space-before="2in" text:min-label-width="0.1875in"/>
        <style:text-properties fo:font-family="Wingdings" style:font-pitch="variable" fo:font-size="100%"/>
      </text:list-level-style-bullet>
      <text:list-level-style-bullet text:level="6" text:bullet-char="ü">
        <style:list-level-properties text:space-before="2.5in" text:min-label-width="0.1875in"/>
        <style:text-properties fo:font-family="Wingdings" style:font-pitch="variable" fo:font-size="100%"/>
      </text:list-level-style-bullet>
      <text:list-level-style-bullet text:level="7" text:bullet-char="ü">
        <style:list-level-properties text:space-before="3in" text:min-label-width="0.1875in"/>
        <style:text-properties fo:font-family="Wingdings" style:font-pitch="variable" fo:font-size="100%"/>
      </text:list-level-style-bullet>
      <text:list-level-style-bullet text:level="8" text:bullet-char="ü">
        <style:list-level-properties text:space-before="3.5in" text:min-label-width="0.1875in"/>
        <style:text-properties fo:font-family="Wingdings" style:font-pitch="variable" fo:font-size="100%"/>
      </text:list-level-style-bullet>
      <text:list-level-style-bullet text:level="9" text:bullet-char="ü">
        <style:list-level-properties text:space-before="4in" text:min-label-width="0.1875in"/>
        <style:text-properties fo:font-family="Wingdings" style:font-pitch="variable" fo:font-size="100%"/>
      </text:list-level-style-bullet>
    </text:list-style>
    <text:list-style style:name="a781">
      <text:list-level-style-bullet text:level="1" text:bullet-char="ü">
        <style:list-level-properties text:space-before="0in" text:min-label-width="0.1875in"/>
        <style:text-properties fo:font-family="Wingdings" style:font-pitch="variable" fo:font-size="100%"/>
      </text:list-level-style-bullet>
      <text:list-level-style-bullet text:level="2" text:bullet-char="ü">
        <style:list-level-properties text:space-before="0.5in" text:min-label-width="0.1875in"/>
        <style:text-properties fo:font-family="Wingdings" style:font-pitch="variable" fo:font-size="100%"/>
      </text:list-level-style-bullet>
      <text:list-level-style-bullet text:level="3" text:bullet-char="ü">
        <style:list-level-properties text:space-before="1in" text:min-label-width="0.1875in"/>
        <style:text-properties fo:font-family="Wingdings" style:font-pitch="variable" fo:font-size="100%"/>
      </text:list-level-style-bullet>
      <text:list-level-style-bullet text:level="4" text:bullet-char="ü">
        <style:list-level-properties text:space-before="1.5in" text:min-label-width="0.1875in"/>
        <style:text-properties fo:font-family="Wingdings" style:font-pitch="variable" fo:font-size="100%"/>
      </text:list-level-style-bullet>
      <text:list-level-style-bullet text:level="5" text:bullet-char="ü">
        <style:list-level-properties text:space-before="2in" text:min-label-width="0.1875in"/>
        <style:text-properties fo:font-family="Wingdings" style:font-pitch="variable" fo:font-size="100%"/>
      </text:list-level-style-bullet>
      <text:list-level-style-bullet text:level="6" text:bullet-char="ü">
        <style:list-level-properties text:space-before="2.5in" text:min-label-width="0.1875in"/>
        <style:text-properties fo:font-family="Wingdings" style:font-pitch="variable" fo:font-size="100%"/>
      </text:list-level-style-bullet>
      <text:list-level-style-bullet text:level="7" text:bullet-char="ü">
        <style:list-level-properties text:space-before="3in" text:min-label-width="0.1875in"/>
        <style:text-properties fo:font-family="Wingdings" style:font-pitch="variable" fo:font-size="100%"/>
      </text:list-level-style-bullet>
      <text:list-level-style-bullet text:level="8" text:bullet-char="ü">
        <style:list-level-properties text:space-before="3.5in" text:min-label-width="0.1875in"/>
        <style:text-properties fo:font-family="Wingdings" style:font-pitch="variable" fo:font-size="100%"/>
      </text:list-level-style-bullet>
      <text:list-level-style-bullet text:level="9" text:bullet-char="ü">
        <style:list-level-properties text:space-before="4in" text:min-label-width="0.1875in"/>
        <style:text-properties fo:font-family="Wingdings" style:font-pitch="variable" fo:font-size="100%"/>
      </text:list-level-style-bullet>
    </text:list-style>
  </office:automatic-styles>
  <office:body>
    <office:presentation>
      <draw:page draw:name="Slide2" draw:style-name="a726" draw:master-page-name="Master1-Layout7-blank-空白" presentation:presentation-page-layout-name="Master1-PPL7" draw:id="Slide-257">
        <draw:custom-shape svg:x="1.50642in" svg:y="0.08001in" svg:width="7.69549in" svg:height="0.50488in" draw:id="id69" draw:style-name="a729" draw:name="矩形 178">
          <svg:title/>
          <svg:desc/>
          <text:p text:style-name="a728" text:class-names="" text:cond-style-name=""><text:span text:style-name="a727" text:class-names="">新北市校園出現集體腸胃不適症狀事件處理流程</text:span></text:p>
          <draw:enhanced-geometry xmlns:dr3d="urn:oasis:names:tc:opendocument:xmlns:dr3d:1.0" draw:type="non-primitive" svg:viewBox="0 0 21600 21600" draw:enhanced-path="M 0 0 L 21600 0 21600 21600 0 21600 Z N"/>
        </draw:custom-shape>
        <draw:g draw:name="群組 3" draw:id="id70">
          <svg:title/>
          <svg:desc/>
          <draw:g draw:name="群組 2" draw:id="id143">
            <svg:title/>
            <svg:desc/>
            <draw:custom-shape svg:x="2.95207in" svg:y="0.66932in" svg:width="4.80075in" svg:height="0.72245in" draw:id="id119" draw:style-name="a1072" draw:name="矩形: 圓角 168">
              <svg:title/>
              <svg:desc/>
              <text:p text:style-name="a1071" text:class-names="" text:cond-style-name=""><text:span text:style-name="a107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9476in" svg:y1="0.9286in" svg:x2="7.75281in" svg:y2="0.9286in" draw:id="id145" draw:style-name="a1073" draw:name="直線接點 172">
              <svg:title/>
              <svg:desc/>
            </draw:connector>
            <draw:frame draw:id="id146" draw:style-name="a1085" draw:name="文字方塊 175" svg:x="3.06795in" svg:y="0.90696in" svg:width="4.56451in" svg:height="0.47122in">
              <draw:text-box>
                <text:p text:style-name="a1084" text:class-names="" text:cond-style-name=""><text:span text:style-name="a1074" text:class-names="">出現腸胃不適症狀：吃同樣食品引起不適</text:span><text:span text:style-name="a1075" text:class-names="">(</text:span><text:span text:style-name="a1076" text:class-names="">噁心、嘔吐、腹痛</text:span><text:span text:style-name="a1077" text:class-names="">…</text:span><text:span text:style-name="a1078" text:class-names="">等症狀</text:span><text:span text:style-name="a1079" text:class-names="">)<text:s text:c="1"/></text:span><text:span text:style-name="a1080" text:class-names="">2</text:span><text:span text:style-name="a1081" text:class-names="">人</text:span><text:span text:style-name="a1082" text:class-names="">以上</text:span><text:span text:style-name="a1083" text:class-names=""/></text:p>
              </draw:text-box>
              <svg:title/>
              <svg:desc/>
            </draw:frame>
          </draw:g>
          <draw:frame draw:id="id144" draw:style-name="a1069" draw:name="文字方塊 182" svg:x="3.41824in" svg:y="0.62912in" svg:width="3.86394in" svg:height="0.33659in">
            <draw:text-box>
              <text:p text:style-name="a1068" text:class-names="" text:cond-style-name=""><text:span text:style-name="a1066" text:class-names="">學校健康中心</text:span><text:span text:style-name="a1067" text:class-names=""/></text:p>
            </draw:text-box>
            <svg:title/>
            <svg:desc/>
          </draw:frame>
        </draw:g>
        <draw:g draw:name="群組 43" draw:id="id71">
          <svg:title/>
          <svg:desc/>
          <draw:custom-shape svg:x="2.88832in" svg:y="2.88965in" svg:width="4.9302in" svg:height="1.12269in" draw:id="id140" draw:style-name="a1052" draw:name="矩形: 圓角 180">
            <svg:title/>
            <svg:desc/>
            <text:p text:style-name="a1051" text:class-names="" text:cond-style-name=""><text:span text:style-name="a105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88374in" svg:y1="3.25526in" svg:x2="7.81852in" svg:y2="3.25526in" draw:id="id141" draw:style-name="a1053" draw:name="直線接點 181">
            <svg:title/>
            <svg:desc/>
          </draw:connector>
          <draw:frame draw:id="id121" draw:style-name="a1056" draw:name="文字方塊 183" svg:x="3.37636in" svg:y="2.88337in" svg:width="3.96813in" svg:height="0.33659in">
            <draw:text-box>
              <text:p text:style-name="a1055" text:class-names="" text:cond-style-name=""><text:span text:style-name="a1054" text:class-names="">共同研商</text:span></text:p>
            </draw:text-box>
            <svg:title/>
            <svg:desc/>
          </draw:frame>
          <draw:frame draw:id="id142" draw:style-name="a1065" draw:name="文字方塊 184" svg:x="2.82354in" svg:y="3.24553in" svg:width="4.98762in" svg:height="0.70684in">
            <draw:text-box>
              <text:p text:style-name="a1064" text:class-names="" text:cond-style-name=""><text:span text:style-name="a1057" text:class-names="">由教育局與學校就相關資訊</text:span><text:span text:style-name="a1058" text:class-names="">(</text:span><text:span text:style-name="a1059" text:class-names="">如：出現腸胃不適症狀人數、症狀、人數分布、就醫</text:span><text:span text:style-name="a1060" text:class-names="">/</text:span><text:span text:style-name="a1061" text:class-names="">診斷情形、是否擴及他校、供餐型態等</text:span><text:span text:style-name="a1062" text:class-names="">)</text:span><text:span text:style-name="a1063" text:class-names="">討論，評估是否為疑似食品中毒或傳染病群聚，必要時可徵詢衛生局意見</text:span></text:p>
            </draw:text-box>
            <svg:title/>
            <svg:desc/>
          </draw:frame>
        </draw:g>
        <draw:g draw:name="群組 4" draw:id="id72">
          <svg:title/>
          <svg:desc/>
          <draw:custom-shape svg:x="0.35446in" svg:y="4.58489in" svg:width="6.61313in" svg:height="2.71054in" draw:id="id137" draw:style-name="a1024" draw:name="矩形: 圓角 192">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0.35799in" svg:y1="4.97865in" svg:x2="6.97727in" svg:y2="4.97865in" draw:id="id138" draw:style-name="a1025" draw:name="直線接點 193">
            <svg:title/>
            <svg:desc/>
          </draw:connector>
          <draw:frame draw:id="id139" draw:style-name="a1029" draw:name="文字方塊 194" svg:x="0.46811in" svg:y="4.61068in" svg:width="6.38583in" svg:height="0.34218in">
            <draw:text-box>
              <text:p text:style-name="a1028" text:class-names="" text:cond-style-name=""><text:span text:style-name="a1026" text:class-names="">學校：啟動疑似食品中毒事件處理系統＆工作小組</text:span><text:span text:style-name="a1027" text:class-names=""/></text:p>
            </draw:text-box>
            <svg:title/>
            <svg:desc/>
          </draw:frame>
          <draw:custom-shape svg:x="0.37485in" svg:y="4.96971in" svg:width="6.66858in" svg:height="2.12051in" draw:id="id126" draw:style-name="a1049" draw:name="矩形 196">
            <svg:title/>
            <svg:desc/>
            <text:p text:style-name="a1031" text:class-names="" text:cond-style-name=""><text:span text:style-name="a1030" text:class-names="">總指揮－校長</text:span></text:p>
            <text:p text:style-name="a1033" text:class-names="" text:cond-style-name=""><text:span text:style-name="a1032" text:class-names="">【副總指揮：○○主任】—負責行政通報作業、聯繫教育局、衛生局、醫院</text:span></text:p>
            <text:p text:style-name="a1035" text:class-names="" text:cond-style-name=""><text:span text:style-name="a1034" text:class-names="">【發言人：○○主任】—對外統一發言、校內師生情緒安撫、維持校務正常運作</text:span></text:p>
            <text:p text:style-name="a1037" text:class-names="" text:cond-style-name=""><text:span text:style-name="a1036" text:class-names="">【聯絡家長並說明：○○主任】—負責聯繫家長並告知就醫情形、安撫情緒及說明</text:span></text:p>
            <text:p text:style-name="a1039" text:class-names="" text:cond-style-name=""><text:span text:style-name="a1038" text:class-names="">【工作小組：○○主任】—學生載送、就醫、及環境清潔避免疫情擴大</text:span></text:p>
            <text:p text:style-name="a1042" text:class-names="" text:cond-style-name=""><text:span text:style-name="a1040" text:class-names="">*寫「新北市學校疑似食品中毒事件通報表」</text:span><text:span text:style-name="a1041" text:class-names="">【附件一】及「新北市學校疑似食品中毒學生名冊」【附件二】傳真並電話通知教育局衛環科及衛生局食藥科確認收悉</text:span></text:p>
            <text:p text:style-name="a1045" text:class-names="" text:cond-style-name=""><text:span text:style-name="a1043" text:class-names="">*請學校老師或校護指導學生填寫由衛生局食藥科提供之「新北市校園疑似食品中毒事件個案訪問表」</text:span><text:span text:style-name="a1044" text:class-names="">【附件三】後，回傳衛生局食藥科</text:span></text:p>
            <text:p text:style-name="a1048" text:class-names="" text:cond-style-name=""><text:span text:style-name="a1046" text:class-names="">*</text:span><text:span text:style-name="a1047" text:class-names="">倘為校內午餐供應事件，請依合約請廠商暫停供餐，並聯絡備位廠商替代供餐</text:span></text:p>
            <draw:enhanced-geometry xmlns:dr3d="urn:oasis:names:tc:opendocument:xmlns:dr3d:1.0" draw:type="non-primitive" svg:viewBox="0 0 21600 21600" draw:enhanced-path="M 0 0 L 21600 0 21600 21600 0 21600 Z N"/>
          </draw:custom-shape>
        </draw:g>
        <draw:custom-shape svg:x="1.74486in" svg:y="7.77225in" svg:width="2.00626in" svg:height="0.93151in" draw:id="id73" draw:style-name="a746" draw:name="矩形: 圓角 29">
          <svg:title/>
          <svg:desc/>
          <text:p text:style-name="a733" text:class-names="" text:cond-style-name=""><text:span text:style-name="a730" text:class-names="">1.</text:span><text:span text:style-name="a731" text:class-names="">教育局校安室</text:span><text:span text:style-name="a732" text:class-names=""/></text:p>
          <text:p text:style-name="a736" text:class-names="" text:cond-style-name=""><text:span text:style-name="a734" text:class-names="">修改校安通報類別</text:span><text:span text:style-name="a735" text:class-names=""/></text:p>
          <text:p text:style-name="a742" text:class-names="" text:cond-style-name=""><text:span text:style-name="a737" text:class-names="">(</text:span><text:span text:style-name="a738" text:class-names="">意外事件</text:span><text:span text:style-name="a739" text:class-names="">-</text:span><text:span text:style-name="a740" text:class-names="">食物中毒</text:span><text:span text:style-name="a741" text:class-names="">)</text:span></text:p>
          <text:p text:style-name="a745" text:class-names="" text:cond-style-name=""><text:span text:style-name="a743" text:class-names="">值勤專線：</text:span><text:span text:style-name="a744" text:class-names="">2956-0885</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9476in" svg:y="1.80233in" svg:width="1.35004in" svg:height="0.74583in" draw:id="id74" draw:style-name="a752" draw:name="矩形: 圓角 30">
          <svg:title/>
          <svg:desc/>
          <text:p text:style-name="a749" text:class-names="" text:cond-style-name=""><text:span text:style-name="a747" text:class-names="">1.</text:span><text:span text:style-name="a748" text:class-names="">教育局</text:span></text:p>
          <text:p text:style-name="a751" text:class-names="" text:cond-style-name=""><text:span text:style-name="a750" text:class-names="">駐區督學</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51502in" svg:y="7.77225in" svg:width="2.71877in" svg:height="0.93151in" draw:id="id75" draw:style-name="a773" draw:name="矩形: 圓角 32">
          <svg:title/>
          <svg:desc/>
          <text:p text:style-name="a755" text:class-names="" text:cond-style-name=""><text:span text:style-name="a753" text:class-names="">2.</text:span><text:span text:style-name="a754" text:class-names="">衛生局食藥科</text:span></text:p>
          <text:p text:style-name="a758" text:class-names="" text:cond-style-name=""><text:span text:style-name="a756" text:class-names="">電話：</text:span><text:span text:style-name="a757" text:class-names="">2257-7155</text:span></text:p>
          <text:p text:style-name="a769" text:class-names="" text:cond-style-name=""><text:span text:style-name="a759" text:class-names="">分機：</text:span><text:span text:style-name="a760" text:class-names="">2263</text:span><text:span text:style-name="a761" text:class-names="">、</text:span><text:span text:style-name="a762" text:class-names="">2265</text:span><text:span text:style-name="a763" text:class-names="">、</text:span><text:span text:style-name="a764" text:class-names="">2270</text:span><text:span text:style-name="a765" text:class-names="">、</text:span><text:span text:style-name="a766" text:class-names="">2271</text:span><text:span text:style-name="a767" text:class-names="">、</text:span><text:span text:style-name="a768" text:class-names="">2278</text:span></text:p>
          <text:p text:style-name="a772" text:class-names="" text:cond-style-name=""><text:span text:style-name="a770" text:class-names="">傳真：</text:span><text:span text:style-name="a771" text:class-names="">2253-6548</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74799in" svg:y1="8.70376in" draw:start-shape="id73" draw:start-glue-point="2" svg:x2="2.74799in" svg:y2="9.36092in" draw:end-shape="id76" draw:end-glue-point="0" draw:id="id77" draw:style-name="a775" draw:name="直線單箭頭接點 59">
          <svg:title/>
          <svg:desc/>
        </draw:connector>
        <draw:custom-shape svg:x="1.78537in" svg:y="9.36092in" svg:width="1.92525in" svg:height="1.01324in" draw:id="id76" draw:style-name="a792" draw:name="矩形: 圓角 60">
          <svg:title/>
          <svg:desc/>
          <text:p text:style-name="a778" text:class-names="" text:cond-style-name=""><text:span text:style-name="a776" text:class-names="">教育局衛環科</text:span><text:span text:style-name="a777" text:class-names=""/></text:p>
          <text:list text:style-name="a781">
            <text:list-item>
              <text:p text:style-name="a780" text:class-names="" text:cond-style-name=""><text:span text:style-name="a779" text:class-names="">提醒依約停餐</text:span></text:p>
            </text:list-item>
          </text:list>
          <text:list text:style-name="a784">
            <text:list-item>
              <text:p text:style-name="a783" text:class-names="" text:cond-style-name=""><text:span text:style-name="a782" text:class-names="">協洽備位廠商</text:span></text:p>
            </text:list-item>
          </text:list>
          <text:list text:style-name="a787">
            <text:list-item>
              <text:p text:style-name="a786" text:class-names="" text:cond-style-name=""><text:span text:style-name="a785" text:class-names="">掌握師生狀況</text:span></text:p>
            </text:list-item>
          </text:list>
          <text:list text:style-name="a791">
            <text:list-item>
              <text:p text:style-name="a790" text:class-names="" text:cond-style-name=""><text:span text:style-name="a788" text:class-names="">復餐停醒</text:span><text:span text:style-name="a789" text:class-names=""/></text:p>
            </text:list-item>
          </text:list>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3.71062in" svg:y1="9.86754in" draw:start-shape="id76" draw:start-glue-point="1" svg:x2="5.87441in" svg:y2="8.70376in" draw:end-shape="id75" draw:end-glue-point="2" draw:id="id78" draw:style-name="a795" draw:name="接點: 肘形 40">
          <svg:title/>
          <svg:desc/>
        </draw:connector>
        <draw:frame draw:id="id79" draw:style-name="a807" draw:name="文字方塊 80" svg:x="4.54951in" svg:y="9.47325in" svg:width="1.72805in" svg:height="0.70684in">
          <draw:text-box>
            <text:p text:style-name="a799" text:class-names="" text:cond-style-name=""><text:span text:style-name="a796" text:class-names="">1.</text:span><text:span text:style-name="a797" text:class-names="">群組訊息互通</text:span><text:span text:style-name="a798" text:class-names=""/></text:p>
            <text:p text:style-name="a803" text:class-names="" text:cond-style-name=""><text:span text:style-name="a800" text:class-names="">2.</text:span><text:span text:style-name="a801" text:class-names="">確認新聞稿內容</text:span><text:span text:style-name="a802" text:class-names=""/></text:p>
            <text:p text:style-name="a806" text:class-names="" text:cond-style-name=""><text:span text:style-name="a804" text:class-names="">3.</text:span><text:span text:style-name="a805" text:class-names="">確認檢體檢驗結果</text:span></text:p>
          </draw:text-box>
          <svg:title/>
          <svg:desc/>
        </draw:frame>
        <draw:frame draw:id="id80" draw:style-name="a810" draw:name="文字方塊 81" svg:x="2.27942in" svg:y="8.85527in" svg:width="0.93715in" svg:height="0.30293in">
          <draw:text-box>
            <text:p text:style-name="a809" text:class-names="" text:cond-style-name=""><text:span text:style-name="a808" text:class-names="">局內通報</text:span></text:p>
          </draw:text-box>
          <svg:title/>
          <svg:desc/>
        </draw:frame>
        <draw:connector draw:type="standard" svg:x1="7.23379in" svg:y1="8.23801in" draw:start-shape="id75" draw:start-glue-point="1" svg:x2="7in" svg:y2="6.77403in" draw:id="id81" draw:style-name="a812" draw:name="接點: 肘形 83">
          <svg:title/>
          <svg:desc/>
        </draw:connector>
        <draw:frame draw:id="id82" draw:style-name="a819" draw:name="文字方塊 107" svg:x="7.05295in" svg:y="6.99249in" svg:width="1.65381in" svg:height="0.60586in">
          <draw:text-box>
            <text:p text:style-name="a815" text:class-names="" text:cond-style-name=""><text:span text:style-name="a813" text:class-names="">1.</text:span><text:span text:style-name="a814" text:class-names="">派員採集檢體及留樣</text:span></text:p>
            <text:p text:style-name="a818" text:class-names="" text:cond-style-name=""><text:span text:style-name="a816" text:class-names="">2.</text:span><text:span text:style-name="a817" text:class-names="">提供【附件三】訪問表請校方協助填寫</text:span></text:p>
          </draw:text-box>
          <svg:title/>
          <svg:desc/>
        </draw:frame>
        <draw:custom-shape svg:x="7.03in" svg:y="9.22925in" svg:width="1.84123in" svg:height="1.76788in" draw:id="id83" draw:style-name="a822" draw:name="菱形 90">
          <svg:title/>
          <svg:desc/>
          <text:p text:style-name="a821" text:class-names="" text:cond-style-name=""><text:span text:style-name="a820" text:class-names="">確定是否該食品（或餐盒）引起</text:span></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84" draw:style-name="a825" draw:name="文字方塊 46" svg:x="3.88635in" svg:y="7.07235in" svg:width="0.61478in" svg:height="0.30293in">
          <draw:text-box>
            <text:p text:style-name="a824" text:class-names="" text:cond-style-name=""><text:span text:style-name="a823" text:class-names="">通報</text:span></text:p>
          </draw:text-box>
          <svg:title/>
          <svg:desc/>
        </draw:frame>
        <draw:connector draw:type="standard" svg:x1="8.02087in" svg:y1="8.46362in" svg:x2="7.17671in" svg:y2="9.16726in" draw:id="id85" draw:style-name="a827" draw:transform="translate(-7.59879in -8.81544in) rotate(-1.5708) translate(7.59879in 8.81544in)" draw:name="接點: 肘形 98">
          <svg:title/>
          <svg:desc/>
        </draw:connector>
        <draw:frame draw:id="id86" draw:style-name="a830" draw:name="文字方塊 120" svg:x="7.43799in" svg:y="8.66039in" svg:width="1.02524in" svg:height="0.30293in">
          <draw:text-box>
            <text:p text:style-name="a829" text:class-names="" text:cond-style-name=""><text:span text:style-name="a828" text:class-names="">疫調查驗</text:span></text:p>
          </draw:text-box>
          <svg:title/>
          <svg:desc/>
        </draw:frame>
        <draw:custom-shape svg:x="6.18214in" svg:y="11.27549in" svg:width="1.25585in" svg:height="0.47613in" draw:id="id87" draw:style-name="a834" draw:name="矩形: 圓角 103">
          <svg:title/>
          <svg:desc/>
          <text:p text:style-name="a833" text:class-names="" text:cond-style-name=""><text:span text:style-name="a831" text:class-names="">輔導廠商改善</text:span><text:span text:style-name="a83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52307in" svg:y="11.27483in" svg:width="1.25585in" svg:height="0.47613in" draw:id="id88" draw:style-name="a837" draw:name="矩形: 圓角 128">
          <svg:title/>
          <svg:desc/>
          <text:p text:style-name="a836" text:class-names="" text:cond-style-name=""><text:span text:style-name="a835" text:class-names="">依法處辦</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6.81006in" svg:y1="11.25607in" draw:start-shape="id83" draw:start-glue-point="3" svg:x2="7.03in" svg:y2="10.11318in" draw:id="id89" draw:style-name="a839" draw:transform="translate(-6.92003in -10.68462in) rotate(-3.1416) translate(6.92003in 10.68462in)" draw:name="接點: 肘形 105">
          <svg:title/>
          <svg:desc/>
        </draw:connector>
        <draw:connector draw:type="standard" svg:x1="8.87122in" svg:y1="10.11319in" draw:start-shape="id83" draw:start-glue-point="1" svg:x2="9.151in" svg:y2="11.25608in" draw:id="id90" draw:style-name="a841" draw:name="接點: 肘形 109">
          <svg:title/>
          <svg:desc/>
        </draw:connector>
        <draw:frame draw:id="id91" draw:style-name="a844" draw:name="文字方塊 112" svg:x="9.21033in" svg:y="9.92806in" svg:width="0.1988in" svg:height="0.37025in">
          <draw:text-box>
            <text:p text:style-name="a843" text:class-names="" text:cond-style-name=""><text:span text:style-name="a842" text:class-names="">是</text:span></text:p>
          </draw:text-box>
          <svg:title/>
          <svg:desc/>
        </draw:frame>
        <draw:frame draw:id="id92" draw:style-name="a847" draw:name="文字方塊 137" svg:x="6.53029in" svg:y="9.9315in" svg:width="0.1988in" svg:height="0.37025in">
          <draw:text-box>
            <text:p text:style-name="a846" text:class-names="" text:cond-style-name=""><text:span text:style-name="a845" text:class-names="">否</text:span></text:p>
          </draw:text-box>
          <svg:title/>
          <svg:desc/>
        </draw:frame>
        <draw:custom-shape svg:x="6.61668in" svg:y="12.17808in" svg:width="2.80832in" svg:height="0.47613in" draw:id="id93" draw:style-name="a850" draw:name="矩形: 圓角 138">
          <svg:title/>
          <svg:desc/>
          <text:p text:style-name="a849" text:class-names="" text:cond-style-name=""><text:span text:style-name="a848" text:class-names="">檢驗、輔導結果</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6.81006in" svg:y1="11.75162in" draw:start-shape="id87" draw:start-glue-point="2" svg:x2="6.81006in" svg:y2="12.15724in" draw:id="id94" draw:style-name="a852" draw:name="直線單箭頭接點 114">
          <svg:title/>
          <svg:desc/>
        </draw:connector>
        <draw:connector draw:type="line" svg:x1="9.151in" svg:y1="11.75096in" svg:x2="9.151in" svg:y2="12.15659in" draw:id="id95" draw:style-name="a854" draw:name="直線單箭頭接點 141">
          <svg:title/>
          <svg:desc/>
        </draw:connector>
        <draw:connector draw:type="standard" svg:x1="3.41824in" svg:y1="10.39004in" draw:start-shape="id93" draw:start-glue-point="3" svg:x2="6.61668in" svg:y2="12.41614in" draw:id="id96" draw:style-name="a856" draw:transform="translate(-5.01746in -11.40309in) rotate(-3.14159) translate(5.01746in 11.40309in)" draw:name="接點: 肘形 116">
          <svg:title/>
          <svg:desc/>
        </draw:connector>
        <draw:frame draw:id="id97" draw:style-name="a859" draw:name="文字方塊 146" svg:x="4.40161in" svg:y="12.26082in" svg:width="1.13724in" svg:height="0.30293in">
          <draw:text-box>
            <text:p text:style-name="a858" text:class-names="" text:cond-style-name=""><text:span text:style-name="a857" text:class-names="">通知教育局</text:span></text:p>
          </draw:text-box>
          <svg:title/>
          <svg:desc/>
        </draw:frame>
        <draw:custom-shape svg:x="1.43009in" svg:y="12.45687in" svg:width="1.91114in" svg:height="0.71235in" draw:id="id98" draw:style-name="a863" draw:name="矩形: 圓角 150">
          <svg:title/>
          <svg:desc/>
          <text:p text:style-name="a861" text:class-names="" text:cond-style-name=""><text:span text:style-name="a860" text:class-names="">確認市內各級學校訂購該團膳公司之狀況</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2.05678in" svg:y1="10.41489in" svg:x2="2.0356in" svg:y2="12.45687in" draw:id="id99" draw:style-name="a866" draw:name="直線單箭頭接點 124">
          <svg:title/>
          <svg:desc/>
        </draw:connector>
        <draw:connector draw:type="line" svg:x1="2.65871in" svg:y1="12.41614in" svg:x2="2.65871in" svg:y2="10.37416in" draw:id="id100" draw:style-name="a869" draw:name="直線單箭頭接點 153">
          <svg:title/>
          <svg:desc/>
        </draw:connector>
        <draw:custom-shape svg:x="0.06123in" svg:y="10.95027in" svg:width="1.78099in" svg:height="1.01325in" draw:id="id101" draw:style-name="a872" draw:name="想法泡泡: 雲朵 136">
          <svg:title/>
          <svg:desc/>
          <text:p text:style-name="a871" text:class-names="" text:cond-style-name=""><text:span text:style-name="a870" text:class-names="">倘跨校發生疑似食品中毒</text:span></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 180, -90, -0, -212" draw:modifiers="21429 22524">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frame draw:id="id102" draw:style-name="a876" draw:name="文字方塊 165" svg:x="2.21594in" svg:y="11.25697in" svg:width="0.88554in" svg:height="0.30293in">
          <draw:text-box>
            <text:p text:style-name="a874" text:class-names="" text:cond-style-name=""><text:span text:style-name="a873" text:class-names="">學校回報</text:span></text:p>
          </draw:text-box>
          <svg:title/>
          <svg:desc/>
        </draw:frame>
        <draw:custom-shape svg:x="8.74492in" svg:y="5.60212in" svg:width="1.78589in" svg:height="0.85688in" draw:id="id103" draw:style-name="a891" draw:name="矩形: 圓角 167">
          <svg:title/>
          <svg:desc/>
          <text:p text:style-name="a881" text:class-names="" text:cond-style-name=""><text:span text:style-name="a877" text:class-names="">鄰近醫院：</text:span><text:span text:style-name="a878" text:class-names="">OO</text:span><text:span text:style-name="a879" text:class-names="">醫院</text:span><text:span text:style-name="a880" text:class-names=""/></text:p>
          <text:p text:style-name="a884" text:class-names="" text:cond-style-name=""><text:span text:style-name="a882" text:class-names="">緊急連絡電話：</text:span><text:span text:style-name="a883" text:class-names=""/></text:p>
          <text:p text:style-name="a886" text:class-names="" text:cond-style-name=""><text:span text:style-name="a885" text:class-names="">(02)-XXXX-XXXX</text:span></text:p>
          <text:p text:style-name="a890" text:class-names="" text:cond-style-name=""><text:span text:style-name="a887" text:class-names="">地址：</text:span><text:span text:style-name="a888" text:class-names="">OOOOOOO</text:span><text:span text:style-name="a88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6.96759in" svg:y1="6.28731in" svg:x2="8.74519in" svg:y2="6.28731in" draw:id="id104" draw:style-name="a893" draw:name="直線單箭頭接點 140">
          <svg:title/>
          <svg:desc/>
        </draw:connector>
        <draw:connector draw:type="line" svg:x1="8.73539in" svg:y1="5.82043in" svg:x2="6.97712in" svg:y2="5.82043in" draw:id="id105" draw:style-name="a895" draw:name="直線單箭頭接點 143">
          <svg:title/>
          <svg:desc/>
        </draw:connector>
        <draw:frame draw:id="id106" draw:style-name="a898" draw:name="文字方塊 173" svg:x="7.32719in" svg:y="6.13585in" svg:width="1.08605in" svg:height="0.30293in">
          <draw:text-box>
            <text:p text:style-name="a897" text:class-names="" text:cond-style-name=""><text:span text:style-name="a896" text:class-names="">安置、送醫</text:span></text:p>
          </draw:text-box>
          <svg:title/>
          <svg:desc/>
        </draw:frame>
        <draw:frame draw:id="id107" draw:style-name="a902" draw:name="文字方塊 174" svg:x="7.2245in" svg:y="5.67166in" svg:width="1.25614in" svg:height="0.30293in">
          <draw:text-box>
            <text:p text:style-name="a901" text:class-names="" text:cond-style-name=""><text:span text:style-name="a899" text:class-names="">回報就醫狀況</text:span><text:span text:style-name="a900" text:class-names=""/></text:p>
          </draw:text-box>
          <svg:title/>
          <svg:desc/>
        </draw:frame>
        <draw:connector draw:type="line" svg:x1="5.35021in" svg:y1="3.99878in" svg:x2="5.35021in" svg:y2="4.56834in" draw:id="id108" draw:style-name="a904" draw:name="直線單箭頭接點 169">
          <svg:title/>
          <svg:desc/>
        </draw:connector>
        <draw:frame draw:id="id109" draw:style-name="a907" draw:name="文字方塊 187" svg:x="4.94189in" svg:y="4.09893in" svg:width="0.81664in" svg:height="0.33659in">
          <draw:text-box>
            <text:p text:style-name="a906" text:class-names="" text:cond-style-name=""><text:span text:style-name="a905" text:class-names="">啟動</text:span></text:p>
          </draw:text-box>
          <svg:title/>
          <svg:desc/>
        </draw:frame>
        <draw:g draw:name="群組 213" draw:id="id110">
          <svg:title/>
          <svg:desc/>
          <draw:connector draw:type="line" svg:x1="7.81852in" svg:y1="3.451in" svg:x2="8.97122in" svg:y2="3.451in" draw:end-shape="id124" draw:end-glue-point="3" draw:id="id133" draw:style-name="a1002" draw:name="直線單箭頭接點 197">
            <svg:title/>
            <svg:desc/>
          </draw:connector>
          <draw:custom-shape svg:x="8.97122in" svg:y="3.05192in" svg:width="1.48118in" svg:height="0.79816in" draw:id="id124" draw:style-name="a1009" draw:name="矩形: 圓角 189">
            <svg:title/>
            <svg:desc/>
            <text:p text:style-name="a1005" text:class-names="" text:cond-style-name=""><text:span text:style-name="a1003" text:class-names="">加強環境清消</text:span><text:span text:style-name="a1004" text:class-names=""/></text:p>
            <text:p text:style-name="a1008" text:class-names="" text:cond-style-name=""><text:span text:style-name="a1006" text:class-names="">加強衛生教育</text:span><text:span text:style-name="a100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97122in" svg:y="4.04186in" svg:width="1.48118in" svg:height="0.5383in" draw:id="id134" draw:style-name="a1016" draw:name="矩形: 圓角 191">
            <svg:title/>
            <svg:desc/>
            <text:p text:style-name="a1012" text:class-names="" text:cond-style-name=""><text:span text:style-name="a1010" text:class-names="">妥善公告家長週知</text:span><text:span text:style-name="a1011" text:class-names=""/></text:p>
            <text:p text:style-name="a1015" text:class-names="" text:cond-style-name=""><text:span text:style-name="a1013" text:class-names="">結案</text:span><text:span text:style-name="a101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35" draw:style-name="a1019" draw:name="文字方塊 188" svg:x="7.95061in" svg:y="3.2827in" svg:width="0.82395in" svg:height="0.33659in">
            <draw:text-box>
              <text:p text:style-name="a1018" text:class-names="" text:cond-style-name=""><text:span text:style-name="a1017" text:class-names="">排除</text:span></text:p>
            </draw:text-box>
            <svg:title/>
            <svg:desc/>
          </draw:frame>
          <draw:connector draw:type="line" svg:x1="9.71181in" svg:y1="3.85008in" draw:start-shape="id124" draw:start-glue-point="2" svg:x2="9.71181in" svg:y2="4.04186in" draw:end-shape="id134" draw:end-glue-point="0" draw:id="id136" draw:style-name="a1021" draw:name="直線單箭頭接點 202">
            <svg:title/>
            <svg:desc/>
          </draw:connector>
        </draw:g>
        <draw:frame draw:id="id111" draw:style-name="a911" draw:name="文字方塊 5" svg:x="8.89885in" svg:y="0.34765in" svg:width="1.78589in" svg:height="0.33659in">
          <draw:text-box>
            <text:p text:style-name="a910" text:class-names="" text:cond-style-name=""><text:span text:style-name="a908" text:class-names="">113.01.10</text:span><text:span text:style-name="a909" text:class-names="">修訂</text:span></text:p>
          </draw:text-box>
          <svg:title/>
          <svg:desc/>
        </draw:frame>
        <draw:frame draw:id="id112" draw:style-name="a923" draw:name="文字方塊 6" svg:x="5.35021in" svg:y="12.79093in" svg:width="5.30411in" svg:height="0.50488in">
          <draw:text-box>
            <text:p text:style-name="a922" text:class-names="" text:cond-style-name=""><text:span text:style-name="a912" text:class-names="">備註：</text:span><text:span text:style-name="a913" text:class-names="">無備位廠商或其他正位廠商因供餐量不足等因素無法供餐者，請依</text:span><text:span text:style-name="a914" text:class-names="">政府採購法第</text:span><text:span text:style-name="a915" text:class-names="">22</text:span><text:span text:style-name="a916" text:class-names="">條第</text:span><text:span text:style-name="a917" text:class-names="">1</text:span><text:span text:style-name="a918" text:class-names="">項第</text:span><text:span text:style-name="a919" text:class-names="">3</text:span><text:span text:style-name="a920" text:class-names="">款</text:span><text:span text:style-name="a921" text:class-names="">逕洽合格廠商進行緊急採購</text:span></text:p>
          </draw:text-box>
          <svg:title/>
          <svg:desc/>
        </draw:frame>
        <draw:custom-shape svg:x="4.47552in" svg:y="1.79046in" svg:width="1.75729in" svg:height="0.7577in" draw:id="id113" draw:style-name="a941" draw:name="矩形: 圓角 88">
          <svg:title/>
          <svg:desc/>
          <text:p text:style-name="a926" text:class-names="" text:cond-style-name=""><text:span text:style-name="a924" text:class-names="">2.</text:span><text:span text:style-name="a925" text:class-names="">教育局衛環科</text:span></text:p>
          <text:p text:style-name="a930" text:class-names="" text:cond-style-name=""><text:span text:style-name="a927" text:class-names="">電話：</text:span><text:span text:style-name="a928" text:class-names="">2960-3456</text:span><text:span text:style-name="a929" text:class-names=""/></text:p>
          <text:p text:style-name="a936" text:class-names="" text:cond-style-name=""><text:span text:style-name="a931" text:class-names="">分機：</text:span><text:span text:style-name="a932" text:class-names="">2788</text:span><text:span text:style-name="a933" text:class-names="">、</text:span><text:span text:style-name="a934" text:class-names="">2774-2784</text:span><text:span text:style-name="a935" text:class-names=""/></text:p>
          <text:p text:style-name="a940" text:class-names="" text:cond-style-name=""><text:span text:style-name="a937" text:class-names="">傳真：</text:span><text:span text:style-name="a938" text:class-names="">2969-0187</text:span><text:span text:style-name="a93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4.32509in" svg:y1="9.33546in" draw:start-shape="id73" draw:start-glue-point="0" svg:x2="4.3112in" svg:y2="6.20904in" draw:end-shape="id75" draw:end-glue-point="0" draw:id="id114" draw:style-name="a944" draw:transform="translate(-4.31814in -7.77225in) rotate(-1.5708) translate(4.31814in 7.77225in)" draw:name="接點: 肘形 66">
          <svg:title/>
          <svg:desc/>
        </draw:connector>
        <draw:connector draw:type="line" svg:x1="4.19374in" svg:y1="7.37528in" draw:start-shape="id84" draw:start-glue-point="2" svg:x2="4.19374in" svg:y2="7.53472in" draw:id="id115" draw:style-name="a945" draw:name="直線接點 69">
          <svg:title/>
          <svg:desc/>
        </draw:connector>
        <draw:custom-shape svg:x="6.41598in" svg:y="1.78251in" svg:width="1.36123in" svg:height="0.7577in" draw:id="id116" draw:style-name="a955" draw:name="矩形: 圓角 77">
          <svg:title/>
          <svg:desc/>
          <text:p text:style-name="a954" text:class-names="" text:cond-style-name=""><text:span text:style-name="a946" text:class-names="">3.</text:span><text:span text:style-name="a947" text:class-names="">於</text:span><text:span text:style-name="a948" text:class-names="">24</text:span><text:span text:style-name="a949" text:class-names="">小時內完成校安通報首報</text:span><text:span text:style-name="a950" text:class-names="">(</text:span><text:span text:style-name="a951" text:class-names="">其他事件</text:span><text:span text:style-name="a952" text:class-names="">)</text:span><text:span text:style-name="a95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5.36952in" svg:y1="3.52941in" draw:start-shape="id74" draw:start-glue-point="0" svg:x2="5.3497in" svg:y2="0.05543in" draw:end-shape="id116" draw:end-glue-point="0" draw:id="id117" draw:style-name="a958" draw:transform="translate(-5.35961in -1.79242in) rotate(-1.5708) translate(5.35961in 1.79242in)" draw:name="接點: 肘形 12">
          <svg:title/>
          <svg:desc/>
        </draw:connector>
        <draw:connector draw:type="standard" svg:x1="5.36358in" svg:y1="4.28117in" draw:start-shape="id74" draw:start-glue-point="2" svg:x2="5.35563in" svg:y2="0.8072in" draw:end-shape="id116" draw:end-glue-point="2" draw:id="id118" draw:style-name="a959" draw:transform="translate(-5.35961in -2.54418in) rotate(-1.5708) translate(5.35961in 2.54418in)" draw:name="接點: 肘形 16">
          <svg:title/>
          <svg:desc/>
        </draw:connector>
        <draw:connector draw:type="line" svg:x1="5.35244in" svg:y1="1.39177in" draw:start-shape="id119" draw:start-glue-point="2" svg:x2="5.35416in" svg:y2="1.79046in" draw:end-shape="id113" draw:end-glue-point="0" draw:id="id120" draw:style-name="a961" draw:name="直線單箭頭接點 20">
          <svg:title/>
          <svg:desc/>
        </draw:connector>
        <draw:connector draw:type="line" svg:x1="5.35416in" svg:y1="2.54816in" draw:start-shape="id113" draw:start-glue-point="2" svg:x2="5.36042in" svg:y2="2.88337in" draw:end-shape="id121" draw:end-glue-point="0" draw:id="id122" draw:style-name="a963" draw:name="直線單箭頭接點 23">
          <svg:title/>
          <svg:desc/>
        </draw:connector>
        <draw:custom-shape svg:x="8.97122in" svg:y="1.78314in" svg:width="1.48118in" svg:height="0.7577in" draw:id="id123" draw:style-name="a974" draw:name="矩形: 圓角 110">
          <svg:title/>
          <svg:desc/>
          <text:p text:style-name="a966" text:class-names="" text:cond-style-name=""><text:span text:style-name="a964" text:class-names="">修改校安通報類別</text:span><text:span text:style-name="a965" text:class-names=""/></text:p>
          <text:p text:style-name="a973" text:class-names="" text:cond-style-name=""><text:span text:style-name="a967" text:class-names="">(</text:span><text:span text:style-name="a968" text:class-names="">疾病事件</text:span><text:span text:style-name="a969" text:class-names="">-</text:span><text:span text:style-name="a970" text:class-names="">一般傳染病</text:span><text:span text:style-name="a971" text:class-names="">)</text:span><text:span text:style-name="a97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9.71181in" svg:y1="3.05192in" draw:start-shape="id124" draw:start-glue-point="0" svg:x2="9.71181in" svg:y2="2.54084in" draw:end-shape="id123" draw:end-glue-point="2" draw:id="id125" draw:style-name="a976" draw:name="直線單箭頭接點 111">
          <svg:title/>
          <svg:desc/>
        </draw:connector>
        <draw:connector draw:type="standard" svg:x1="1.78537in" svg:y1="9.86754in" draw:start-shape="id126" draw:start-glue-point="3" svg:x2="0.37485in" svg:y2="6.02996in" draw:end-shape="id76" draw:end-glue-point="3" draw:id="id127" draw:style-name="a979" draw:transform="translate(-1.08011in -7.94875in) rotate(-3.14159) translate(1.08011in 7.94875in)" draw:name="接點: 肘形 52">
          <svg:title/>
          <svg:desc/>
        </draw:connector>
        <draw:frame draw:id="id128" draw:style-name="a982" draw:name="文字方塊 122" svg:x="0.36569in" svg:y="9.71607in" svg:width="0.9141in" svg:height="0.30293in">
          <draw:text-box>
            <text:p text:style-name="a981" text:class-names="" text:cond-style-name=""><text:span text:style-name="a980" text:class-names="">密切聯繫</text:span></text:p>
          </draw:text-box>
          <svg:title/>
          <svg:desc/>
        </draw:frame>
        <draw:frame draw:id="id129" draw:style-name="a985" draw:name="文字方塊 75" svg:x="5.05222in" svg:y="1.33733in" svg:width="0.61478in" svg:height="0.30293in">
          <draw:text-box>
            <text:p text:style-name="a984" text:class-names="" text:cond-style-name=""><text:span text:style-name="a983" text:class-names="">通報</text:span></text:p>
          </draw:text-box>
          <svg:title/>
          <svg:desc/>
        </draw:frame>
        <draw:custom-shape svg:x="0.26827in" svg:y="1.48099in" svg:width="1.18702in" svg:height="0.7577in" draw:id="id130" draw:style-name="a995" draw:name="矩形: 圓角 123">
          <svg:title/>
          <svg:desc/>
          <text:p text:style-name="a988" text:class-names="" text:cond-style-name=""><text:span text:style-name="a986" text:class-names="">加強環境清消</text:span><text:span text:style-name="a987" text:class-names=""/></text:p>
          <text:p text:style-name="a991" text:class-names="" text:cond-style-name=""><text:span text:style-name="a989" text:class-names="">追蹤就醫情形</text:span><text:span text:style-name="a990" text:class-names=""/></text:p>
          <text:p text:style-name="a994" text:class-names="" text:cond-style-name=""><text:span text:style-name="a992" text:class-names="">加強衛生教育</text:span><text:span text:style-name="a99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standard" svg:x1="0.86178in" svg:y1="1.48099in" draw:start-shape="id119" draw:start-glue-point="3" svg:x2="2.95207in" svg:y2="1.03054in" draw:end-shape="id130" draw:end-glue-point="0" draw:id="id131" draw:style-name="a997" draw:transform="translate(-1.90692in -1.25577in) rotate(-3.14159) translate(1.90692in 1.25577in)" draw:name="接點: 肘形 61">
          <svg:title/>
          <svg:desc/>
        </draw:connector>
        <draw:frame draw:id="id132" draw:style-name="a1000" draw:name="文字方塊 127" svg:x="1.14342in" svg:y="0.79733in" svg:width="1.51567in" svg:height="0.47122in">
          <draw:text-box>
            <text:p text:style-name="a999" text:class-names="" text:cond-style-name=""><text:span text:style-name="a998" text:class-names="">非因食用同樣食品之集體不適腸胃症狀</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標題投影片">
      <presentation:placeholder presentation:object="title" svg:x="0.80313in" svg:y="2.1821in" svg:width="9.10208in" svg:height="4.64198in"/>
      <presentation:placeholder presentation:object="subtitle" svg:x="1.33854in" svg:y="7.00309in" svg:width="8.03125in" svg:height="3.21913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2" style:display-name="標題及內容">
      <presentation:placeholder presentation:object="title" svg:x="0.7362in" svg:y="0.70988in" svg:width="9.23594in" svg:height="2.57716in"/>
      <presentation:placeholder presentation:object="object" svg:x="0.7362in" svg:y="3.54938in" svg:width="9.23594in" svg:height="8.45988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3" style:display-name="章節標題">
      <presentation:placeholder presentation:object="title" svg:x="0.73062in" svg:y="3.32408in" svg:width="9.23594in" svg:height="5.54629in"/>
      <presentation:placeholder presentation:object="outline" svg:x="0.73062in" svg:y="8.92284in" svg:width="9.23594in" svg:height="2.91667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4" style:display-name="兩個內容">
      <presentation:placeholder presentation:object="title" svg:x="0.7362in" svg:y="0.70988in" svg:width="9.23594in" svg:height="2.57716in"/>
      <presentation:placeholder presentation:object="object" svg:x="0.7362in" svg:y="3.54938in" svg:width="4.55104in" svg:height="8.45988in"/>
      <presentation:placeholder presentation:object="object" svg:x="5.42109in" svg:y="3.54938in" svg:width="4.55104in" svg:height="8.45988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5" style:display-name="比較">
      <presentation:placeholder presentation:object="title" svg:x="0.73759in" svg:y="0.70988in" svg:width="9.23594in" svg:height="2.57716in"/>
      <presentation:placeholder presentation:object="outline" svg:x="0.73759in" svg:y="3.26852in" svg:width="4.53013in" svg:height="1.60185in"/>
      <presentation:placeholder presentation:object="object" svg:x="0.73759in" svg:y="4.87037in" svg:width="4.53013in" svg:height="7.16358in"/>
      <presentation:placeholder presentation:object="outline" svg:x="5.42109in" svg:y="3.26852in" svg:width="4.55244in" svg:height="1.60185in"/>
      <presentation:placeholder presentation:object="object" svg:x="5.42109in" svg:y="4.87037in" svg:width="4.55244in" svg:height="7.16358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6" style:display-name="只有標題">
      <presentation:placeholder presentation:object="title" svg:x="0.7362in" svg:y="0.70988in" svg:width="9.23594in" svg:height="2.57716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7" style:display-name="空白">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8" style:display-name="含標題的內容">
      <presentation:placeholder presentation:object="title" svg:x="0.73759in" svg:y="0.88889in" svg:width="3.45372in" svg:height="3.11111in"/>
      <presentation:placeholder presentation:object="object" svg:x="4.55244in" svg:y="1.91976in" svg:width="5.42109in" svg:height="9.47531in"/>
      <presentation:placeholder presentation:object="outline" svg:x="0.73759in" svg:y="4in" svg:width="3.45372in" svg:height="7.41049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9" style:display-name="含標題的圖片">
      <presentation:placeholder presentation:object="title" svg:x="0.73759in" svg:y="0.88889in" svg:width="3.45372in" svg:height="3.11111in"/>
      <presentation:placeholder presentation:object="graphic" svg:x="4.55244in" svg:y="1.91976in" svg:width="5.42109in" svg:height="9.47531in"/>
      <presentation:placeholder presentation:object="outline" svg:x="0.73759in" svg:y="4in" svg:width="3.45372in" svg:height="7.41049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10" style:display-name="標題及直排文字">
      <presentation:placeholder presentation:object="title" svg:x="0.7362in" svg:y="0.70988in" svg:width="9.23594in" svg:height="2.57716in"/>
      <presentation:placeholder presentation:object="outline" svg:x="0.7362in" svg:y="3.54938in" svg:width="9.23594in" svg:height="8.45988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presentation-page-layout style:name="Master1-PPL11" style:display-name="直排標題及文字">
      <presentation:placeholder presentation:object="title" svg:x="7.66315in" svg:y="0.70988in" svg:width="2.30898in" svg:height="11.29938in"/>
      <presentation:placeholder presentation:object="outline" svg:x="0.7362in" svg:y="0.70988in" svg:width="6.7931in" svg:height="11.29938in"/>
      <presentation:placeholder presentation:object="date-time" svg:x="0.7362in" svg:y="12.35803in" svg:width="2.40938in" svg:height="0.70988in"/>
      <presentation:placeholder presentation:object="footer" svg:x="3.54714in" svg:y="12.35803in" svg:width="3.61406in" svg:height="0.70988in"/>
      <presentation:placeholder presentation:object="page-number" svg:x="7.56276in" svg:y="12.35803in" svg:width="2.40938in" svg:height="0.70988in"/>
    </style:presentation-page-layout>
    <style:style style:family="table-cell" style:name="a720">
      <style:table-cell-properties/>
    </style:style>
    <style:style style:family="table-cell" style:name="a721">
      <style:table-cell-properties fo:background-color="#cfd5ea"/>
    </style:style>
    <style:style style:family="table-cell" style:name="a71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18">
      <style:table-cell-properties/>
    </style:style>
    <style:style style:family="table-cell" style:name="a72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19">
      <style:table-cell-properties fo:background-color="#cfd5ea"/>
    </style:style>
    <style:style style:family="table-cell" style:name="a724">
      <style:table-cell-properties fo:background-color="#4472c4"/>
      <style:text-properties fo:color="#ffffff" fo:font-family="+mn-lt" style:font-family-asian="+mn-ea" style:font-family-complex="+mn-cs" fo:font-weight="bold" style:font-weight-asian="bold" style:font-weight-complex="bold"/>
    </style:style>
    <style:style style:family="table-cell" style:name="a725">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793" svg:viewBox="0 0 20 30" svg:d="m10 0-10 30h20z"/>
    <draw:marker draw:name="a794" svg:viewBox="0 0 20 30" svg:d="m10 0-10 30h20z"/>
    <draw:marker draw:name="a826" svg:viewBox="0 0 20 30" svg:d="m10 0-10 30h20z"/>
    <draw:marker draw:name="a865" svg:viewBox="0 0 20 30" svg:d="m10 0-10 30h20z"/>
    <draw:marker draw:name="a868" svg:viewBox="0 0 20 30" svg:d="m10 0-10 30h20z"/>
    <draw:marker draw:name="a811" svg:viewBox="0 0 20 30" svg:d="m10 0-10 30h20z"/>
    <draw:marker draw:name="a975" svg:viewBox="0 0 20 30" svg:d="m10 0-10 30h20z"/>
    <draw:marker draw:name="a1001" svg:viewBox="0 0 20 30" svg:d="m10 0-10 30h20z"/>
    <draw:marker draw:name="a851" svg:viewBox="0 0 20 30" svg:d="m10 0-10 30h20z"/>
    <draw:marker draw:name="a977" svg:viewBox="0 0 20 30" svg:d="m10 0-10 30h20z"/>
    <draw:marker draw:name="a978" svg:viewBox="0 0 20 30" svg:d="m10 0-10 30h20z"/>
    <draw:marker draw:name="a853" svg:viewBox="0 0 20 30" svg:d="m10 0-10 30h20z"/>
    <draw:marker draw:name="a960" svg:viewBox="0 0 20 30" svg:d="m10 0-10 30h20z"/>
    <draw:marker draw:name="a855" svg:viewBox="0 0 20 30" svg:d="m10 0-10 30h20z"/>
    <draw:marker draw:name="a892" svg:viewBox="0 0 20 30" svg:d="m10 0-10 30h20z"/>
    <draw:marker draw:name="a962" svg:viewBox="0 0 20 30" svg:d="m10 0-10 30h20z"/>
    <draw:marker draw:name="a894" svg:viewBox="0 0 20 30" svg:d="m10 0-10 30h20z"/>
    <draw:marker draw:name="a840" svg:viewBox="0 0 20 30" svg:d="m10 0-10 30h20z"/>
    <draw:marker draw:name="a774" svg:viewBox="0 0 20 30" svg:d="m10 0-10 30h20z"/>
    <draw:marker draw:name="a956" svg:viewBox="0 0 20 30" svg:d="m10 0-10 30h20z"/>
    <draw:marker draw:name="a957" svg:viewBox="0 0 20 30" svg:d="m10 0-10 30h20z"/>
    <draw:marker draw:name="a1020" svg:viewBox="0 0 20 30" svg:d="m10 0-10 30h20z"/>
    <draw:marker draw:name="a996" svg:viewBox="0 0 20 30" svg:d="m10 0-10 30h20z"/>
    <draw:marker draw:name="a903" svg:viewBox="0 0 20 30" svg:d="m10 0-10 30h20z"/>
    <draw:marker draw:name="a942" svg:viewBox="0 0 20 30" svg:d="m10 0-10 30h20z"/>
    <draw:marker draw:name="a943" svg:viewBox="0 0 20 30" svg:d="m10 0-10 30h20z"/>
    <draw:marker draw:name="a838" svg:viewBox="0 0 20 30" svg:d="m10 0-10 30h20z"/>
    <draw:stroke-dash draw:name="a875" draw:style="rect" draw:dots1="1" draw:dots1-length="0.01389in" draw:distance="0.01389in"/>
    <draw:stroke-dash draw:name="a864" draw:style="rect" draw:dots1="1" draw:dots1-length="0.02083in" draw:distance="0.02083in"/>
    <draw:stroke-dash draw:name="a867" draw:style="rect" draw:dots1="1" draw:dots1-length="0.02083in" draw:distance="0.02083in"/>
    <draw:stroke-dash draw:name="a862" draw:style="rect" draw:dots1="1" draw:dots1-length="0.25in" draw:distance="0.25in"/>
    <table:table-template table:name="{5C22544A-7EE6-4342-B048-85BDC9FD1C3A}">
      <table:first-row table:style-name="a722" table:paragraph-style-name=""/>
      <table:last-row table:style-name="a723" table:paragraph-style-name=""/>
      <table:first-column table:style-name="a724" table:paragraph-style-name=""/>
      <table:last-column table:style-name="a725" table:paragraph-style-name=""/>
      <table:body table:style-name="a717" table:paragraph-style-name=""/>
      <table:even-rows table:style-name="a720" table:paragraph-style-name=""/>
      <table:odd-rows table:style-name="a721" table:paragraph-style-name=""/>
      <table:even-columns table:style-name="a718" table:paragraph-style-name=""/>
      <table:odd-columns table:style-name="a719" table:paragraph-style-name=""/>
    </table:table-template>
  </office:styles>
  <office:automatic-styles>
    <style:page-layout style:name="pageLayout1">
      <style:page-layout-properties fo:page-width="10.70833in" fo:page-height="13.33333in" style:print-orientation="portrait" style:register-truth-ref-style-name=""/>
    </style:page-layout>
    <style:page-layout style:name="pageLayout2">
      <style:page-layout-properties fo:page-width="7.43403in" fo:page-height="10.85764in" style:print-orientation="portrait" style:register-truth-ref-style-name=""/>
    </style:page-layout>
    <style:page-layout style:name="pageLayout3">
      <style:page-layout-properties fo:page-width="7.43403in" fo:page-height="10.85764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7">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draw:fill="none" draw:stroke="solid" svg:stroke-width="0.01389in" svg:stroke-color="#000000" svg:stroke-opacity="100%"/>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4">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4">
      <style:graphic-properties draw:fill="none" draw:stroke="solid" svg:stroke-width="0.01389in" svg:stroke-color="#000000" svg:stroke-opacity="100%"/>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47597in" style:font-size-asian="0.47597in" style:font-size-complex="0.4759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47597in" style:font-size-asian="0.47597in" style:font-size-complex="0.47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7597in" style:font-size-asian="0.47597in" style:font-size-complex="0.4759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3792in" style:font-size-asian="0.23792in" style:font-size-complex="0.2379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solid" svg:stroke-width="0.01389in" svg:stroke-color="#000000" svg:stroke-opacity="100%"/>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solid" svg:stroke-width="0.01389in" svg:stroke-color="#000000" svg:stroke-opacity="100%"/>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7">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47597in" style:font-size-asian="0.47597in" style:font-size-complex="0.4759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47597in" style:font-size-asian="0.47597in" style:font-size-complex="0.47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7597in" style:font-size-asian="0.47597in" style:font-size-complex="0.4759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7597in" style:font-size-asian="0.47597in" style:font-size-complex="0.47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3792in" style:font-size-asian="0.23792in" style:font-size-complex="0.2379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0">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389in" svg:stroke-color="#000000" svg:stroke-opacity="100%"/>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solid" svg:stroke-width="0.01389in" svg:stroke-color="#000000" svg:stroke-opacity="100%"/>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0708in" fo:margin-left="1.8739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0708in" fo:margin-left="2.4093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89236in" style:font-size-asian="0.89236in" style:font-size-complex="0.89236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89236in" style:font-size-asian="0.89236in" style:font-size-complex="0.89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2">
      <style:graphic-properties draw:fill="none" draw:stroke="solid" svg:stroke-width="0.01389in" svg:stroke-color="#000000" svg:stroke-opacity="100%"/>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0">
      <style:graphic-properties draw:fill="none" draw:stroke="solid" svg:stroke-width="0.01389in" svg:stroke-color="#000000"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draw:fill="none" draw:stroke="solid" svg:stroke-width="0.01389in" svg:stroke-color="#000000" svg:stroke-opacity="100%"/>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65444in" style:font-size-asian="0.65444in" style:font-size-complex="0.65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89236in" style:font-size-asian="0.89236in" style:font-size-complex="0.89236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style:font-family-asian="新細明體" style:font-family-generic-asian="roman" style:font-pitch-asian="variable" fo:font-size="0.89236in" style:font-size-asian="0.89236in" style:font-size-complex="0.89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070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16667in" style:font-size-asian="0.16667in" style:font-size-complex="0.166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center" style:tab-stop-distance="1.0708in" fo:margin-left="0in" fo:margin-right="0in" fo:text-indent="0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41639in" style:font-size-asian="0.41639in" style:font-size-complex="0.4163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0708in" fo:margin-left="0.2677in" fo:margin-right="0in" fo:text-indent="-0.2677in" fo:margin-top="0.1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style:font-family-asian="新細明體" style:font-family-generic-asian="roman" style:font-pitch-asian="variable" fo:font-size="0.17847in" style:font-size-asian="0.17847in" style:font-size-complex="0.17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5694in" style:font-size-asian="0.35694in" style:font-size-complex="0.3569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0708in" fo:margin-left="0.8031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975in" style:font-size-asian="0.2975in" style:font-size-complex="0.297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0708in" fo:margin-left="1.3385in" fo:margin-right="0in" fo:text-indent="-0.2677in" fo:margin-top="0.0743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6764in" style:font-size-asian="0.26764in" style:font-size-complex="0.2676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8031in"/>
      </text:list-level-style-number>
      <text:list-level-style-number text:level="3" style:num-format="">
        <style:list-level-properties text:space-before="1.3385in"/>
      </text:list-level-style-number>
      <text:list-level-style-number text:level="4" style:num-format="">
        <style:list-level-properties text:space-before="1.8739in"/>
      </text:list-level-style-number>
      <text:list-level-style-number text:level="5" style:num-format="">
        <style:list-level-properties text:space-before="2.409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8031in"/>
      </text:list-level-style-number>
      <text:list-level-style-number text:level="3" style:num-format="">
        <style:list-level-properties text:space-before="1.3385in"/>
      </text:list-level-style-number>
      <text:list-level-style-number text:level="4" style:num-format="">
        <style:list-level-properties text:space-before="1.8739in"/>
      </text:list-level-style-number>
      <text:list-level-style-number text:level="5" style:num-format="">
        <style:list-level-properties text:space-before="2.409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8031in"/>
      </text:list-level-style-number>
      <text:list-level-style-number text:level="3" style:num-format="">
        <style:list-level-properties text:space-before="1.3385in"/>
      </text:list-level-style-number>
      <text:list-level-style-number text:level="4" style:num-format="">
        <style:list-level-properties text:space-before="1.8739in"/>
      </text:list-level-style-number>
      <text:list-level-style-number text:level="5" style:num-format="">
        <style:list-level-properties text:space-before="2.409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8031in"/>
      </text:list-level-style-number>
      <text:list-level-style-number text:level="3" style:num-format="">
        <style:list-level-properties text:space-before="1.3385in"/>
      </text:list-level-style-number>
      <text:list-level-style-number text:level="4" style:num-format="">
        <style:list-level-properties text:space-before="1.8739in"/>
      </text:list-level-style-number>
      <text:list-level-style-number text:level="5" style:num-format="">
        <style:list-level-properties text:space-before="2.409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8031in"/>
      </text:list-level-style-number>
      <text:list-level-style-number text:level="3" style:num-format="">
        <style:list-level-properties text:space-before="1.3385in"/>
      </text:list-level-style-number>
      <text:list-level-style-number text:level="4" style:num-format="">
        <style:list-level-properties text:space-before="1.8739in"/>
      </text:list-level-style-number>
      <text:list-level-style-number text:level="5" style:num-format="">
        <style:list-level-properties text:space-before="2.409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677in"/>
        <style:text-properties fo:font-family="Arial" style:font-family-generic="swiss" style:font-pitch="variable" fo:font-size="100%"/>
      </text:list-level-style-bullet>
      <text:list-level-style-bullet text:level="2" text:bullet-char="•">
        <style:list-level-properties text:space-before="0.5354in" text:min-label-width="0.2677in"/>
        <style:text-properties fo:font-family="Arial" style:font-family-generic="swiss" style:font-pitch="variable" fo:font-size="100%"/>
      </text:list-level-style-bullet>
      <text:list-level-style-bullet text:level="3" text:bullet-char="•">
        <style:list-level-properties text:space-before="1.0708in" text:min-label-width="0.2677in"/>
        <style:text-properties fo:font-family="Arial" style:font-family-generic="swiss" style:font-pitch="variable" fo:font-size="100%"/>
      </text:list-level-style-bullet>
      <text:list-level-style-bullet text:level="4" text:bullet-char="•">
        <style:list-level-properties text:space-before="1.6062in" text:min-label-width="0.2677in"/>
        <style:text-properties fo:font-family="Arial" style:font-family-generic="swiss" style:font-pitch="variable" fo:font-size="100%"/>
      </text:list-level-style-bullet>
      <text:list-level-style-bullet text:level="5" text:bullet-char="•">
        <style:list-level-properties text:space-before="2.1416in" text:min-label-width="0.2677in"/>
        <style:text-properties fo:font-family="Arial" style:font-family-generic="swiss" style:font-pitch="variable" fo:font-size="100%"/>
      </text:list-level-style-bullet>
      <text:list-level-style-bullet text:level="6" text:bullet-char="•">
        <style:list-level-properties text:space-before="2.4823in" text:min-label-width="0.2677in"/>
        <style:text-properties fo:font-family="Arial" style:font-family-generic="swiss" style:font-pitch="variable" fo:font-size="100%"/>
      </text:list-level-style-bullet>
      <text:list-level-style-bullet text:level="7" text:bullet-char="•">
        <style:list-level-properties text:space-before="2.9823in" text:min-label-width="0.2677in"/>
        <style:text-properties fo:font-family="Arial" style:font-family-generic="swiss" style:font-pitch="variable" fo:font-size="100%"/>
      </text:list-level-style-bullet>
      <text:list-level-style-bullet text:level="8" text:bullet-char="•">
        <style:list-level-properties text:space-before="3.4823in" text:min-label-width="0.2677in"/>
        <style:text-properties fo:font-family="Arial" style:font-family-generic="swiss" style:font-pitch="variable" fo:font-size="100%"/>
      </text:list-level-style-bullet>
      <text:list-level-style-bullet text:level="9" text:bullet-char="•">
        <style:list-level-properties text:space-before="3.9823in" text:min-label-width="0.2677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佈景主題" style:page-layout-name="pageLayout1" draw:style-name="a0">
      <draw:frame draw:id="id0" presentation:style-name="a4" draw:name="Title Placeholder 1" svg:x="0.7362in" svg:y="0.70988in" svg:width="9.23594in" svg:height="2.57716in" presentation:class="title" presentation:placeholder="false">
        <draw:text-box>
          <text:p text:style-name="a3" text:class-names="" text:cond-style-name=""><text:span text:style-name="a1" text:class-names="">按一下以編輯母片標題樣式</text:span><text:span text:style-name="a2" text:class-names=""/></text:p>
        </draw:text-box>
        <svg:title/>
        <svg:desc/>
      </draw:frame>
      <draw:frame draw:id="id1" presentation:style-name="a21" draw:name="Text Placeholder 2" svg:x="0.7362in" svg:y="3.54938in" svg:width="9.23594in" svg:height="8.45988in" presentation:class="outline" presentation:placeholder="false">
        <draw:text-box>
          <text:list text:style-name="a7">
            <text:list-item>
              <text:p text:style-name="a6" text:class-names="" text:cond-style-name=""><text:span text:style-name="a5" text:class-names="">編輯母片文字樣式</text:span></text:p>
            </text:list-item>
          </text:list>
          <text:list text:style-name="a10">
            <text:list-item>
              <text:list text:style-name="a10">
                <text:list-item>
                  <text:p text:style-name="a9" text:class-names="" text:cond-style-name=""><text:span text:style-name="a8" text:class-names="">第二層</text:span></text:p>
                </text:list-item>
              </text:list>
            </text:list-item>
          </text:list>
          <text:list text:style-name="a13">
            <text:list-item>
              <text:list text:style-name="a13">
                <text:list-item>
                  <text:list text:style-name="a13">
                    <text:list-item>
                      <text:p text:style-name="a12" text:class-names="" text:cond-style-name=""><text:span text:style-name="a11" text:class-names="">第三層</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第四層</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第五層</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7362in" svg:y="12.35803in" svg:width="2.40938in" svg:height="0.70988in" presentation:class="date-time" presentation:placeholder="false">
        <draw:text-box>
          <text:p text:style-name="a24" text:class-names="" text:cond-style-name=""><text:span text:style-name="a22" text:class-names=""><text:date text:fixed="false" style:data-style-name="a23">2024/1/19</text:date></text:span></text:p>
        </draw:text-box>
        <svg:title/>
        <svg:desc/>
      </draw:frame>
      <draw:frame draw:id="id3" presentation:style-name="a28" draw:name="Footer Placeholder 4" svg:x="3.54714in" svg:y="12.35803in" svg:width="3.61406in" svg:height="0.70988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7.56276in" svg:y="12.35803in" svg:width="2.40938in" svg:height="0.70988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1">
        <draw:frame draw:id="id5" presentation:style-name="a34" draw:name="頁首版面配置區 1" svg:x="0in" svg:y="0in" svg:width="3.22222in" svg:height="0.54514in" presentation:class="header" presentation:placeholder="false">
          <draw:text-box>
            <text:p text:style-name="a33" text:class-names="" text:cond-style-name=""><text:span text:style-name="a32" text:class-names=""/></text:p>
          </draw:text-box>
          <svg:title/>
          <svg:desc/>
        </draw:frame>
        <draw:frame draw:id="id6" presentation:style-name="a38" draw:name="日期版面配置區 2" svg:x="4.21007in" svg:y="0in" svg:width="3.22222in" svg:height="0.54514in" presentation:class="date-time" presentation:placeholder="false">
          <draw:text-box>
            <text:p text:style-name="a37" text:class-names="" text:cond-style-name=""><text:span text:style-name="a35" text:class-names=""><text:date text:fixed="false" style:data-style-name="a36">2024/1/19</text:date></text:span></text:p>
          </draw:text-box>
          <svg:title/>
          <svg:desc/>
        </draw:frame>
        <draw:page-thumbnail svg:x="2.24653in" svg:y="1.35764in" svg:width="2.94097in" svg:height="3.66319in" presentation:class="page" draw:id="id7" presentation:style-name="a39" draw:name="投影片影像版面配置區 3">
          <svg:title/>
          <svg:desc/>
        </draw:page-thumbnail>
        <draw:frame draw:id="id8" presentation:style-name="a54" draw:name="備忘稿版面配置區 4" svg:x="0.74306in" svg:y="5.22569in" svg:width="5.94792in" svg:height="4.27431in" presentation:class="notes" presentation:placeholder="false">
          <draw:text-box>
            <text:p text:style-name="a41" text:class-names="" text:cond-style-name=""><text:span text:style-name="a40" text:class-names="">編輯母片文字樣式</text:span></text:p>
            <text:list text:style-name="a44">
              <text:list-item>
                <text:list text:style-name="a44">
                  <text:list-item>
                    <text:p text:style-name="a43" text:class-names="" text:cond-style-name=""><text:span text:style-name="a42" text:class-names="">第二層</text:span></text:p>
                  </text:list-item>
                </text:list>
              </text:list-item>
            </text:list>
            <text:list text:style-name="a47">
              <text:list-item>
                <text:list text:style-name="a47">
                  <text:list-item>
                    <text:list text:style-name="a47">
                      <text:list-item>
                        <text:p text:style-name="a46" text:class-names="" text:cond-style-name=""><text:span text:style-name="a45" text:class-names="">第三層</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第四層</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第五層</text:span></text:p>
                              </text:list-item>
                            </text:list>
                          </text:list-item>
                        </text:list>
                      </text:list-item>
                    </text:list>
                  </text:list-item>
                </text:list>
              </text:list-item>
            </text:list>
          </draw:text-box>
          <svg:title/>
          <svg:desc/>
        </draw:frame>
        <draw:frame draw:id="id9" presentation:style-name="a57" draw:name="頁尾版面配置區 5" svg:x="0in" svg:y="10.3125in" svg:width="3.22222in" svg:height="0.54514in" presentation:class="footer" presentation:placeholder="false">
          <draw:text-box>
            <text:p text:style-name="a56" text:class-names="" text:cond-style-name=""><text:span text:style-name="a55" text:class-names=""/></text:p>
          </draw:text-box>
          <svg:title/>
          <svg:desc/>
        </draw:frame>
        <draw:frame draw:id="id10" presentation:style-name="a60" draw:name="投影片編號版面配置區 6" svg:x="4.21007in" svg:y="10.3125in" svg:width="3.22222in" svg:height="0.5451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標題投影片" style:page-layout-name="pageLayout1" draw:style-name="a62">
      <draw:frame draw:id="id11" presentation:style-name="a66" draw:name="Title 1" svg:x="0.80313in" svg:y="2.1821in" svg:width="9.10208in" svg:height="4.64198in" presentation:class="title" presentation:placeholder="false">
        <draw:text-box>
          <text:p text:style-name="a65" text:class-names="" text:cond-style-name=""><text:span text:style-name="a63" text:class-names="">按一下以編輯母片標題樣式</text:span><text:span text:style-name="a64" text:class-names=""/></text:p>
        </draw:text-box>
        <svg:title/>
        <svg:desc/>
      </draw:frame>
      <draw:frame draw:id="id12" presentation:style-name="a70" draw:name="Subtitle 2" svg:x="1.33854in" svg:y="7.00309in" svg:width="8.03125in" svg:height="3.21913in" presentation:class="subtitle" presentation:placeholder="false">
        <draw:text-box>
          <text:p text:style-name="a69" text:class-names="" text:cond-style-name=""><text:span text:style-name="a67" text:class-names="">按一下以編輯母片子標題樣式</text:span><text:span text:style-name="a68" text:class-names=""/></text:p>
        </draw:text-box>
        <svg:title/>
        <svg:desc/>
      </draw:frame>
      <draw:frame draw:id="id13" presentation:style-name="a74" draw:name="Date Placeholder 3" svg:x="0.7362in" svg:y="12.35803in" svg:width="2.40938in" svg:height="0.70988in" presentation:class="date-time" presentation:placeholder="false">
        <draw:text-box>
          <text:p text:style-name="a73" text:class-names="" text:cond-style-name=""><text:span text:style-name="a71" text:class-names=""><text:date text:fixed="false" style:data-style-name="a72">2024/1/19</text:date></text:span></text:p>
        </draw:text-box>
        <svg:title/>
        <svg:desc/>
      </draw:frame>
      <draw:frame draw:id="id14" presentation:style-name="a77" draw:name="Footer Placeholder 4" svg:x="3.54714in" svg:y="12.35803in" svg:width="3.61406in" svg:height="0.70988in" presentation:class="footer" presentation:placeholder="false">
        <draw:text-box>
          <text:p text:style-name="a76" text:class-names="" text:cond-style-name=""><text:span text:style-name="a75" text:class-names=""/></text:p>
        </draw:text-box>
        <svg:title/>
        <svg:desc/>
      </draw:frame>
      <draw:frame draw:id="id15" presentation:style-name="a80" draw:name="Slide Number Placeholder 5" svg:x="7.56276in" svg:y="12.35803in" svg:width="2.40938in" svg:height="0.70988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page-layout-name="pageLayout2" draw:style-name="a110">
        <draw:frame draw:id="id5" presentation:style-name="a83" draw:name="頁首版面配置區 1" svg:x="0in" svg:y="0in" svg:width="3.22222in" svg:height="0.54514in" presentation:class="header" presentation:placeholder="false">
          <draw:text-box>
            <text:p text:style-name="a82" text:class-names="" text:cond-style-name=""><text:span text:style-name="a81" text:class-names=""/></text:p>
          </draw:text-box>
          <svg:title/>
          <svg:desc/>
        </draw:frame>
        <draw:frame draw:id="id6" presentation:style-name="a87" draw:name="日期版面配置區 2" svg:x="4.21007in" svg:y="0in" svg:width="3.22222in" svg:height="0.54514in" presentation:class="date-time" presentation:placeholder="false">
          <draw:text-box>
            <text:p text:style-name="a86" text:class-names="" text:cond-style-name=""><text:span text:style-name="a84" text:class-names=""><text:date text:fixed="false" style:data-style-name="a85">2024/1/19</text:date></text:span></text:p>
          </draw:text-box>
          <svg:title/>
          <svg:desc/>
        </draw:frame>
        <draw:page-thumbnail svg:x="2.24653in" svg:y="1.35764in" svg:width="2.94097in" svg:height="3.66319in" presentation:class="page" draw:id="id7" presentation:style-name="a88" draw:name="投影片影像版面配置區 3">
          <svg:title/>
          <svg:desc/>
        </draw:page-thumbnail>
        <draw:frame draw:id="id8" presentation:style-name="a103" draw:name="備忘稿版面配置區 4" svg:x="0.74306in" svg:y="5.22569in" svg:width="5.94792in" svg:height="4.27431in" presentation:class="notes" presentation:placeholder="false">
          <draw:text-box>
            <text:p text:style-name="a90" text:class-names="" text:cond-style-name=""><text:span text:style-name="a89" text:class-names="">編輯母片文字樣式</text:span></text:p>
            <text:list text:style-name="a93">
              <text:list-item>
                <text:list text:style-name="a93">
                  <text:list-item>
                    <text:p text:style-name="a92" text:class-names="" text:cond-style-name=""><text:span text:style-name="a91" text:class-names="">第二層</text:span></text:p>
                  </text:list-item>
                </text:list>
              </text:list-item>
            </text:list>
            <text:list text:style-name="a96">
              <text:list-item>
                <text:list text:style-name="a96">
                  <text:list-item>
                    <text:list text:style-name="a96">
                      <text:list-item>
                        <text:p text:style-name="a95" text:class-names="" text:cond-style-name=""><text:span text:style-name="a94" text:class-names="">第三層</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第四層</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100" text:class-names="">第五層</text:span></text:p>
                              </text:list-item>
                            </text:list>
                          </text:list-item>
                        </text:list>
                      </text:list-item>
                    </text:list>
                  </text:list-item>
                </text:list>
              </text:list-item>
            </text:list>
          </draw:text-box>
          <svg:title/>
          <svg:desc/>
        </draw:frame>
        <draw:frame draw:id="id9" presentation:style-name="a106" draw:name="頁尾版面配置區 5" svg:x="0in" svg:y="10.3125in" svg:width="3.22222in" svg:height="0.54514in" presentation:class="footer" presentation:placeholder="false">
          <draw:text-box>
            <text:p text:style-name="a105" text:class-names="" text:cond-style-name=""><text:span text:style-name="a104" text:class-names=""/></text:p>
          </draw:text-box>
          <svg:title/>
          <svg:desc/>
        </draw:frame>
        <draw:frame draw:id="id10" presentation:style-name="a109" draw:name="投影片編號版面配置區 6" svg:x="4.21007in" svg:y="10.3125in" svg:width="3.22222in" svg:height="0.5451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標題及內容" style:page-layout-name="pageLayout1" draw:style-name="a111">
      <draw:frame draw:id="id16" presentation:style-name="a115" draw:name="Title 1" svg:x="0.7362in" svg:y="0.70988in" svg:width="9.23594in" svg:height="2.57716in" presentation:class="title" presentation:placeholder="false">
        <draw:text-box>
          <text:p text:style-name="a114" text:class-names="" text:cond-style-name=""><text:span text:style-name="a112" text:class-names="">按一下以編輯母片標題樣式</text:span><text:span text:style-name="a113" text:class-names=""/></text:p>
        </draw:text-box>
        <svg:title/>
        <svg:desc/>
      </draw:frame>
      <draw:frame draw:id="id17" presentation:style-name="a132" draw:name="Content Placeholder 2" svg:x="0.7362in" svg:y="3.54938in" svg:width="9.23594in" svg:height="8.45988in" presentation:class="object" presentation:placeholder="false">
        <draw:text-box>
          <text:list text:style-name="a118">
            <text:list-item>
              <text:p text:style-name="a117" text:class-names="" text:cond-style-name=""><text:span text:style-name="a116" text:class-names="">編輯母片文字樣式</text:span></text:p>
            </text:list-item>
          </text:list>
          <text:list text:style-name="a121">
            <text:list-item>
              <text:list text:style-name="a121">
                <text:list-item>
                  <text:p text:style-name="a120" text:class-names="" text:cond-style-name=""><text:span text:style-name="a119" text:class-names="">第二層</text:span></text:p>
                </text:list-item>
              </text:list>
            </text:list-item>
          </text:list>
          <text:list text:style-name="a124">
            <text:list-item>
              <text:list text:style-name="a124">
                <text:list-item>
                  <text:list text:style-name="a124">
                    <text:list-item>
                      <text:p text:style-name="a123" text:class-names="" text:cond-style-name=""><text:span text:style-name="a122" text:class-names="">第三層</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第四層</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第五層</text:span><text:span text:style-name="a129" text:class-names=""/></text:p>
                            </text:list-item>
                          </text:list>
                        </text:list-item>
                      </text:list>
                    </text:list-item>
                  </text:list>
                </text:list-item>
              </text:list>
            </text:list-item>
          </text:list>
        </draw:text-box>
        <svg:title/>
        <svg:desc/>
      </draw:frame>
      <draw:frame draw:id="id18" presentation:style-name="a136" draw:name="Date Placeholder 3" svg:x="0.7362in" svg:y="12.35803in" svg:width="2.40938in" svg:height="0.70988in" presentation:class="date-time" presentation:placeholder="false">
        <draw:text-box>
          <text:p text:style-name="a135" text:class-names="" text:cond-style-name=""><text:span text:style-name="a133" text:class-names=""><text:date text:fixed="false" style:data-style-name="a134">2024/1/19</text:date></text:span></text:p>
        </draw:text-box>
        <svg:title/>
        <svg:desc/>
      </draw:frame>
      <draw:frame draw:id="id19" presentation:style-name="a139" draw:name="Footer Placeholder 4" svg:x="3.54714in" svg:y="12.35803in" svg:width="3.61406in" svg:height="0.70988in" presentation:class="footer" presentation:placeholder="false">
        <draw:text-box>
          <text:p text:style-name="a138" text:class-names="" text:cond-style-name=""><text:span text:style-name="a137" text:class-names=""/></text:p>
        </draw:text-box>
        <svg:title/>
        <svg:desc/>
      </draw:frame>
      <draw:frame draw:id="id20" presentation:style-name="a142" draw:name="Slide Number Placeholder 5" svg:x="7.56276in" svg:y="12.35803in" svg:width="2.40938in" svg:height="0.70988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2">
        <draw:frame draw:id="id5" presentation:style-name="a145" draw:name="頁首版面配置區 1" svg:x="0in" svg:y="0in" svg:width="3.22222in" svg:height="0.54514in" presentation:class="header" presentation:placeholder="false">
          <draw:text-box>
            <text:p text:style-name="a144" text:class-names="" text:cond-style-name=""><text:span text:style-name="a143" text:class-names=""/></text:p>
          </draw:text-box>
          <svg:title/>
          <svg:desc/>
        </draw:frame>
        <draw:frame draw:id="id6" presentation:style-name="a149" draw:name="日期版面配置區 2" svg:x="4.21007in" svg:y="0in" svg:width="3.22222in" svg:height="0.54514in" presentation:class="date-time" presentation:placeholder="false">
          <draw:text-box>
            <text:p text:style-name="a148" text:class-names="" text:cond-style-name=""><text:span text:style-name="a146" text:class-names=""><text:date text:fixed="false" style:data-style-name="a147">2024/1/19</text:date></text:span></text:p>
          </draw:text-box>
          <svg:title/>
          <svg:desc/>
        </draw:frame>
        <draw:page-thumbnail svg:x="2.24653in" svg:y="1.35764in" svg:width="2.94097in" svg:height="3.66319in" presentation:class="page" draw:id="id7" presentation:style-name="a150" draw:name="投影片影像版面配置區 3">
          <svg:title/>
          <svg:desc/>
        </draw:page-thumbnail>
        <draw:frame draw:id="id8" presentation:style-name="a165" draw:name="備忘稿版面配置區 4" svg:x="0.74306in" svg:y="5.22569in" svg:width="5.94792in" svg:height="4.27431in" presentation:class="notes" presentation:placeholder="false">
          <draw:text-box>
            <text:p text:style-name="a152" text:class-names="" text:cond-style-name=""><text:span text:style-name="a151" text:class-names="">編輯母片文字樣式</text:span></text:p>
            <text:list text:style-name="a155">
              <text:list-item>
                <text:list text:style-name="a155">
                  <text:list-item>
                    <text:p text:style-name="a154" text:class-names="" text:cond-style-name=""><text:span text:style-name="a153" text:class-names="">第二層</text:span></text:p>
                  </text:list-item>
                </text:list>
              </text:list-item>
            </text:list>
            <text:list text:style-name="a158">
              <text:list-item>
                <text:list text:style-name="a158">
                  <text:list-item>
                    <text:list text:style-name="a158">
                      <text:list-item>
                        <text:p text:style-name="a157" text:class-names="" text:cond-style-name=""><text:span text:style-name="a156" text:class-names="">第三層</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第四層</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第五層</text:span></text:p>
                              </text:list-item>
                            </text:list>
                          </text:list-item>
                        </text:list>
                      </text:list-item>
                    </text:list>
                  </text:list-item>
                </text:list>
              </text:list-item>
            </text:list>
          </draw:text-box>
          <svg:title/>
          <svg:desc/>
        </draw:frame>
        <draw:frame draw:id="id9" presentation:style-name="a168" draw:name="頁尾版面配置區 5" svg:x="0in" svg:y="10.3125in" svg:width="3.22222in" svg:height="0.54514in" presentation:class="footer" presentation:placeholder="false">
          <draw:text-box>
            <text:p text:style-name="a167" text:class-names="" text:cond-style-name=""><text:span text:style-name="a166" text:class-names=""/></text:p>
          </draw:text-box>
          <svg:title/>
          <svg:desc/>
        </draw:frame>
        <draw:frame draw:id="id10" presentation:style-name="a171" draw:name="投影片編號版面配置區 6" svg:x="4.21007in" svg:y="10.3125in" svg:width="3.22222in" svg:height="0.5451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章節標題" style:page-layout-name="pageLayout1" draw:style-name="a173">
      <draw:frame draw:id="id21" presentation:style-name="a177" draw:name="Title 1" svg:x="0.73062in" svg:y="3.32408in" svg:width="9.23594in" svg:height="5.54629in" presentation:class="title" presentation:placeholder="false">
        <draw:text-box>
          <text:p text:style-name="a176" text:class-names="" text:cond-style-name=""><text:span text:style-name="a174" text:class-names="">按一下以編輯母片標題樣式</text:span><text:span text:style-name="a175" text:class-names=""/></text:p>
        </draw:text-box>
        <svg:title/>
        <svg:desc/>
      </draw:frame>
      <draw:frame draw:id="id22" presentation:style-name="a181" draw:name="Text Placeholder 2" svg:x="0.73062in" svg:y="8.92284in" svg:width="9.23594in" svg:height="2.91667in" presentation:class="outline" presentation:placeholder="false">
        <draw:text-box>
          <text:list text:style-name="a180">
            <text:list-item>
              <text:p text:style-name="a179" text:class-names="" text:cond-style-name=""><text:span text:style-name="a178" text:class-names="">編輯母片文字樣式</text:span></text:p>
            </text:list-item>
          </text:list>
        </draw:text-box>
        <svg:title/>
        <svg:desc/>
      </draw:frame>
      <draw:frame draw:id="id23" presentation:style-name="a185" draw:name="Date Placeholder 3" svg:x="0.7362in" svg:y="12.35803in" svg:width="2.40938in" svg:height="0.70988in" presentation:class="date-time" presentation:placeholder="false">
        <draw:text-box>
          <text:p text:style-name="a184" text:class-names="" text:cond-style-name=""><text:span text:style-name="a182" text:class-names=""><text:date text:fixed="false" style:data-style-name="a183">2024/1/19</text:date></text:span></text:p>
        </draw:text-box>
        <svg:title/>
        <svg:desc/>
      </draw:frame>
      <draw:frame draw:id="id24" presentation:style-name="a188" draw:name="Footer Placeholder 4" svg:x="3.54714in" svg:y="12.35803in" svg:width="3.61406in" svg:height="0.70988in" presentation:class="footer" presentation:placeholder="false">
        <draw:text-box>
          <text:p text:style-name="a187" text:class-names="" text:cond-style-name=""><text:span text:style-name="a186" text:class-names=""/></text:p>
        </draw:text-box>
        <svg:title/>
        <svg:desc/>
      </draw:frame>
      <draw:frame draw:id="id25" presentation:style-name="a191" draw:name="Slide Number Placeholder 5" svg:x="7.56276in" svg:y="12.35803in" svg:width="2.40938in" svg:height="0.70988in" presentation:class="page-number" presentation:placeholder="false">
        <draw:text-box>
          <text:p text:style-name="a190" text:class-names="" text:cond-style-name=""><text:span text:style-name="a189" text:class-names=""><text:page-number style:num-format="1" text:fixed="false"/></text:span></text:p>
        </draw:text-box>
        <svg:title/>
        <svg:desc/>
      </draw:frame>
      <presentation:notes style:page-layout-name="pageLayout2" draw:style-name="a221">
        <draw:frame draw:id="id5" presentation:style-name="a194" draw:name="頁首版面配置區 1" svg:x="0in" svg:y="0in" svg:width="3.22222in" svg:height="0.54514in" presentation:class="header" presentation:placeholder="false">
          <draw:text-box>
            <text:p text:style-name="a193" text:class-names="" text:cond-style-name=""><text:span text:style-name="a192" text:class-names=""/></text:p>
          </draw:text-box>
          <svg:title/>
          <svg:desc/>
        </draw:frame>
        <draw:frame draw:id="id6" presentation:style-name="a198" draw:name="日期版面配置區 2" svg:x="4.21007in" svg:y="0in" svg:width="3.22222in" svg:height="0.54514in" presentation:class="date-time" presentation:placeholder="false">
          <draw:text-box>
            <text:p text:style-name="a197" text:class-names="" text:cond-style-name=""><text:span text:style-name="a195" text:class-names=""><text:date text:fixed="false" style:data-style-name="a196">2024/1/19</text:date></text:span></text:p>
          </draw:text-box>
          <svg:title/>
          <svg:desc/>
        </draw:frame>
        <draw:page-thumbnail svg:x="2.24653in" svg:y="1.35764in" svg:width="2.94097in" svg:height="3.66319in" presentation:class="page" draw:id="id7" presentation:style-name="a199" draw:name="投影片影像版面配置區 3">
          <svg:title/>
          <svg:desc/>
        </draw:page-thumbnail>
        <draw:frame draw:id="id8" presentation:style-name="a214" draw:name="備忘稿版面配置區 4" svg:x="0.74306in" svg:y="5.22569in" svg:width="5.94792in" svg:height="4.27431in" presentation:class="notes" presentation:placeholder="false">
          <draw:text-box>
            <text:p text:style-name="a201" text:class-names="" text:cond-style-name=""><text:span text:style-name="a200" text:class-names="">編輯母片文字樣式</text:span></text:p>
            <text:list text:style-name="a204">
              <text:list-item>
                <text:list text:style-name="a204">
                  <text:list-item>
                    <text:p text:style-name="a203" text:class-names="" text:cond-style-name=""><text:span text:style-name="a202" text:class-names="">第二層</text:span></text:p>
                  </text:list-item>
                </text:list>
              </text:list-item>
            </text:list>
            <text:list text:style-name="a207">
              <text:list-item>
                <text:list text:style-name="a207">
                  <text:list-item>
                    <text:list text:style-name="a207">
                      <text:list-item>
                        <text:p text:style-name="a206" text:class-names="" text:cond-style-name=""><text:span text:style-name="a205" text:class-names="">第三層</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第四層</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第五層</text:span></text:p>
                              </text:list-item>
                            </text:list>
                          </text:list-item>
                        </text:list>
                      </text:list-item>
                    </text:list>
                  </text:list-item>
                </text:list>
              </text:list-item>
            </text:list>
          </draw:text-box>
          <svg:title/>
          <svg:desc/>
        </draw:frame>
        <draw:frame draw:id="id9" presentation:style-name="a217" draw:name="頁尾版面配置區 5" svg:x="0in" svg:y="10.3125in" svg:width="3.22222in" svg:height="0.54514in" presentation:class="footer" presentation:placeholder="false">
          <draw:text-box>
            <text:p text:style-name="a216" text:class-names="" text:cond-style-name=""><text:span text:style-name="a215" text:class-names=""/></text:p>
          </draw:text-box>
          <svg:title/>
          <svg:desc/>
        </draw:frame>
        <draw:frame draw:id="id10" presentation:style-name="a220" draw:name="投影片編號版面配置區 6" svg:x="4.21007in" svg:y="10.3125in" svg:width="3.22222in" svg:height="0.5451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兩個內容" style:page-layout-name="pageLayout1" draw:style-name="a222">
      <draw:frame draw:id="id26" presentation:style-name="a226" draw:name="Title 1" svg:x="0.7362in" svg:y="0.70988in" svg:width="9.23594in" svg:height="2.57716in" presentation:class="title" presentation:placeholder="false">
        <draw:text-box>
          <text:p text:style-name="a225" text:class-names="" text:cond-style-name=""><text:span text:style-name="a223" text:class-names="">按一下以編輯母片標題樣式</text:span><text:span text:style-name="a224" text:class-names=""/></text:p>
        </draw:text-box>
        <svg:title/>
        <svg:desc/>
      </draw:frame>
      <draw:frame draw:id="id27" presentation:style-name="a243" draw:name="Content Placeholder 2" svg:x="0.7362in" svg:y="3.54938in" svg:width="4.55104in" svg:height="8.45988in" presentation:class="object" presentation:placeholder="false">
        <draw:text-box>
          <text:list text:style-name="a229">
            <text:list-item>
              <text:p text:style-name="a228" text:class-names="" text:cond-style-name=""><text:span text:style-name="a227" text:class-names="">編輯母片文字樣式</text:span></text:p>
            </text:list-item>
          </text:list>
          <text:list text:style-name="a232">
            <text:list-item>
              <text:list text:style-name="a232">
                <text:list-item>
                  <text:p text:style-name="a231" text:class-names="" text:cond-style-name=""><text:span text:style-name="a230" text:class-names="">第二層</text:span></text:p>
                </text:list-item>
              </text:list>
            </text:list-item>
          </text:list>
          <text:list text:style-name="a235">
            <text:list-item>
              <text:list text:style-name="a235">
                <text:list-item>
                  <text:list text:style-name="a235">
                    <text:list-item>
                      <text:p text:style-name="a234" text:class-names="" text:cond-style-name=""><text:span text:style-name="a233" text:class-names="">第三層</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第四層</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第五層</text:span><text:span text:style-name="a240" text:class-names=""/></text:p>
                            </text:list-item>
                          </text:list>
                        </text:list-item>
                      </text:list>
                    </text:list-item>
                  </text:list>
                </text:list-item>
              </text:list>
            </text:list-item>
          </text:list>
        </draw:text-box>
        <svg:title/>
        <svg:desc/>
      </draw:frame>
      <draw:frame draw:id="id28" presentation:style-name="a260" draw:name="Content Placeholder 3" svg:x="5.42109in" svg:y="3.54938in" svg:width="4.55104in" svg:height="8.45988in" presentation:class="object" presentation:placeholder="false">
        <draw:text-box>
          <text:list text:style-name="a246">
            <text:list-item>
              <text:p text:style-name="a245" text:class-names="" text:cond-style-name=""><text:span text:style-name="a244" text:class-names="">編輯母片文字樣式</text:span></text:p>
            </text:list-item>
          </text:list>
          <text:list text:style-name="a249">
            <text:list-item>
              <text:list text:style-name="a249">
                <text:list-item>
                  <text:p text:style-name="a248" text:class-names="" text:cond-style-name=""><text:span text:style-name="a247" text:class-names="">第二層</text:span></text:p>
                </text:list-item>
              </text:list>
            </text:list-item>
          </text:list>
          <text:list text:style-name="a252">
            <text:list-item>
              <text:list text:style-name="a252">
                <text:list-item>
                  <text:list text:style-name="a252">
                    <text:list-item>
                      <text:p text:style-name="a251" text:class-names="" text:cond-style-name=""><text:span text:style-name="a250" text:class-names="">第三層</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第四層</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第五層</text:span><text:span text:style-name="a257" text:class-names=""/></text:p>
                            </text:list-item>
                          </text:list>
                        </text:list-item>
                      </text:list>
                    </text:list-item>
                  </text:list>
                </text:list-item>
              </text:list>
            </text:list-item>
          </text:list>
        </draw:text-box>
        <svg:title/>
        <svg:desc/>
      </draw:frame>
      <draw:frame draw:id="id29" presentation:style-name="a264" draw:name="Date Placeholder 4" svg:x="0.7362in" svg:y="12.35803in" svg:width="2.40938in" svg:height="0.70988in" presentation:class="date-time" presentation:placeholder="false">
        <draw:text-box>
          <text:p text:style-name="a263" text:class-names="" text:cond-style-name=""><text:span text:style-name="a261" text:class-names=""><text:date text:fixed="false" style:data-style-name="a262">2024/1/19</text:date></text:span></text:p>
        </draw:text-box>
        <svg:title/>
        <svg:desc/>
      </draw:frame>
      <draw:frame draw:id="id30" presentation:style-name="a267" draw:name="Footer Placeholder 5" svg:x="3.54714in" svg:y="12.35803in" svg:width="3.61406in" svg:height="0.70988in" presentation:class="footer" presentation:placeholder="false">
        <draw:text-box>
          <text:p text:style-name="a266" text:class-names="" text:cond-style-name=""><text:span text:style-name="a265" text:class-names=""/></text:p>
        </draw:text-box>
        <svg:title/>
        <svg:desc/>
      </draw:frame>
      <draw:frame draw:id="id31" presentation:style-name="a270" draw:name="Slide Number Placeholder 6" svg:x="7.56276in" svg:y="12.35803in" svg:width="2.40938in" svg:height="0.70988in" presentation:class="page-number" presentation:placeholder="false">
        <draw:text-box>
          <text:p text:style-name="a269" text:class-names="" text:cond-style-name=""><text:span text:style-name="a268" text:class-names=""><text:page-number style:num-format="1" text:fixed="false"/></text:span></text:p>
        </draw:text-box>
        <svg:title/>
        <svg:desc/>
      </draw:frame>
      <presentation:notes style:page-layout-name="pageLayout2" draw:style-name="a300">
        <draw:frame draw:id="id5" presentation:style-name="a273" draw:name="頁首版面配置區 1" svg:x="0in" svg:y="0in" svg:width="3.22222in" svg:height="0.54514in" presentation:class="header" presentation:placeholder="false">
          <draw:text-box>
            <text:p text:style-name="a272" text:class-names="" text:cond-style-name=""><text:span text:style-name="a271" text:class-names=""/></text:p>
          </draw:text-box>
          <svg:title/>
          <svg:desc/>
        </draw:frame>
        <draw:frame draw:id="id6" presentation:style-name="a277" draw:name="日期版面配置區 2" svg:x="4.21007in" svg:y="0in" svg:width="3.22222in" svg:height="0.54514in" presentation:class="date-time" presentation:placeholder="false">
          <draw:text-box>
            <text:p text:style-name="a276" text:class-names="" text:cond-style-name=""><text:span text:style-name="a274" text:class-names=""><text:date text:fixed="false" style:data-style-name="a275">2024/1/19</text:date></text:span></text:p>
          </draw:text-box>
          <svg:title/>
          <svg:desc/>
        </draw:frame>
        <draw:page-thumbnail svg:x="2.24653in" svg:y="1.35764in" svg:width="2.94097in" svg:height="3.66319in" presentation:class="page" draw:id="id7" presentation:style-name="a278" draw:name="投影片影像版面配置區 3">
          <svg:title/>
          <svg:desc/>
        </draw:page-thumbnail>
        <draw:frame draw:id="id8" presentation:style-name="a293" draw:name="備忘稿版面配置區 4" svg:x="0.74306in" svg:y="5.22569in" svg:width="5.94792in" svg:height="4.27431in" presentation:class="notes" presentation:placeholder="false">
          <draw:text-box>
            <text:p text:style-name="a280" text:class-names="" text:cond-style-name=""><text:span text:style-name="a279" text:class-names="">編輯母片文字樣式</text:span></text:p>
            <text:list text:style-name="a283">
              <text:list-item>
                <text:list text:style-name="a283">
                  <text:list-item>
                    <text:p text:style-name="a282" text:class-names="" text:cond-style-name=""><text:span text:style-name="a281" text:class-names="">第二層</text:span></text:p>
                  </text:list-item>
                </text:list>
              </text:list-item>
            </text:list>
            <text:list text:style-name="a286">
              <text:list-item>
                <text:list text:style-name="a286">
                  <text:list-item>
                    <text:list text:style-name="a286">
                      <text:list-item>
                        <text:p text:style-name="a285" text:class-names="" text:cond-style-name=""><text:span text:style-name="a284" text:class-names="">第三層</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第四層</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90" text:class-names="">第五層</text:span></text:p>
                              </text:list-item>
                            </text:list>
                          </text:list-item>
                        </text:list>
                      </text:list-item>
                    </text:list>
                  </text:list-item>
                </text:list>
              </text:list-item>
            </text:list>
          </draw:text-box>
          <svg:title/>
          <svg:desc/>
        </draw:frame>
        <draw:frame draw:id="id9" presentation:style-name="a296" draw:name="頁尾版面配置區 5" svg:x="0in" svg:y="10.3125in" svg:width="3.22222in" svg:height="0.54514in" presentation:class="footer" presentation:placeholder="false">
          <draw:text-box>
            <text:p text:style-name="a295" text:class-names="" text:cond-style-name=""><text:span text:style-name="a294" text:class-names=""/></text:p>
          </draw:text-box>
          <svg:title/>
          <svg:desc/>
        </draw:frame>
        <draw:frame draw:id="id10" presentation:style-name="a299" draw:name="投影片編號版面配置區 6" svg:x="4.21007in" svg:y="10.3125in" svg:width="3.22222in" svg:height="0.54514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master-page>
    <style:master-page style:name="Master1-Layout5-twoTxTwoObj-比較" style:page-layout-name="pageLayout1" draw:style-name="a301">
      <draw:frame draw:id="id32" presentation:style-name="a305" draw:name="Title 1" svg:x="0.73759in" svg:y="0.70988in" svg:width="9.23594in" svg:height="2.57716in" presentation:class="title" presentation:placeholder="false">
        <draw:text-box>
          <text:p text:style-name="a304" text:class-names="" text:cond-style-name=""><text:span text:style-name="a302" text:class-names="">按一下以編輯母片標題樣式</text:span><text:span text:style-name="a303" text:class-names=""/></text:p>
        </draw:text-box>
        <svg:title/>
        <svg:desc/>
      </draw:frame>
      <draw:frame draw:id="id33" presentation:style-name="a309" draw:name="Text Placeholder 2" svg:x="0.73759in" svg:y="3.26852in" svg:width="4.53013in" svg:height="1.60185in" presentation:class="outline" presentation:placeholder="false">
        <draw:text-box>
          <text:list text:style-name="a308">
            <text:list-item>
              <text:p text:style-name="a307" text:class-names="" text:cond-style-name=""><text:span text:style-name="a306" text:class-names="">編輯母片文字樣式</text:span></text:p>
            </text:list-item>
          </text:list>
        </draw:text-box>
        <svg:title/>
        <svg:desc/>
      </draw:frame>
      <draw:frame draw:id="id34" presentation:style-name="a326" draw:name="Content Placeholder 3" svg:x="0.73759in" svg:y="4.87037in" svg:width="4.53013in" svg:height="7.16358in" presentation:class="object" presentation:placeholder="false">
        <draw:text-box>
          <text:list text:style-name="a312">
            <text:list-item>
              <text:p text:style-name="a311" text:class-names="" text:cond-style-name=""><text:span text:style-name="a310" text:class-names="">編輯母片文字樣式</text:span></text:p>
            </text:list-item>
          </text:list>
          <text:list text:style-name="a315">
            <text:list-item>
              <text:list text:style-name="a315">
                <text:list-item>
                  <text:p text:style-name="a314" text:class-names="" text:cond-style-name=""><text:span text:style-name="a313" text:class-names="">第二層</text:span></text:p>
                </text:list-item>
              </text:list>
            </text:list-item>
          </text:list>
          <text:list text:style-name="a318">
            <text:list-item>
              <text:list text:style-name="a318">
                <text:list-item>
                  <text:list text:style-name="a318">
                    <text:list-item>
                      <text:p text:style-name="a317" text:class-names="" text:cond-style-name=""><text:span text:style-name="a316" text:class-names="">第三層</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第四層</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第五層</text:span><text:span text:style-name="a323" text:class-names=""/></text:p>
                            </text:list-item>
                          </text:list>
                        </text:list-item>
                      </text:list>
                    </text:list-item>
                  </text:list>
                </text:list-item>
              </text:list>
            </text:list-item>
          </text:list>
        </draw:text-box>
        <svg:title/>
        <svg:desc/>
      </draw:frame>
      <draw:frame draw:id="id35" presentation:style-name="a330" draw:name="Text Placeholder 4" svg:x="5.42109in" svg:y="3.26852in" svg:width="4.55244in" svg:height="1.60185in" presentation:class="outline" presentation:placeholder="false">
        <draw:text-box>
          <text:list text:style-name="a329">
            <text:list-item>
              <text:p text:style-name="a328" text:class-names="" text:cond-style-name=""><text:span text:style-name="a327" text:class-names="">編輯母片文字樣式</text:span></text:p>
            </text:list-item>
          </text:list>
        </draw:text-box>
        <svg:title/>
        <svg:desc/>
      </draw:frame>
      <draw:frame draw:id="id36" presentation:style-name="a347" draw:name="Content Placeholder 5" svg:x="5.42109in" svg:y="4.87037in" svg:width="4.55244in" svg:height="7.16358in" presentation:class="object" presentation:placeholder="false">
        <draw:text-box>
          <text:list text:style-name="a333">
            <text:list-item>
              <text:p text:style-name="a332" text:class-names="" text:cond-style-name=""><text:span text:style-name="a331" text:class-names="">編輯母片文字樣式</text:span></text:p>
            </text:list-item>
          </text:list>
          <text:list text:style-name="a336">
            <text:list-item>
              <text:list text:style-name="a336">
                <text:list-item>
                  <text:p text:style-name="a335" text:class-names="" text:cond-style-name=""><text:span text:style-name="a334" text:class-names="">第二層</text:span></text:p>
                </text:list-item>
              </text:list>
            </text:list-item>
          </text:list>
          <text:list text:style-name="a339">
            <text:list-item>
              <text:list text:style-name="a339">
                <text:list-item>
                  <text:list text:style-name="a339">
                    <text:list-item>
                      <text:p text:style-name="a338" text:class-names="" text:cond-style-name=""><text:span text:style-name="a337" text:class-names="">第三層</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第四層</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第五層</text:span><text:span text:style-name="a344" text:class-names=""/></text:p>
                            </text:list-item>
                          </text:list>
                        </text:list-item>
                      </text:list>
                    </text:list-item>
                  </text:list>
                </text:list-item>
              </text:list>
            </text:list-item>
          </text:list>
        </draw:text-box>
        <svg:title/>
        <svg:desc/>
      </draw:frame>
      <draw:frame draw:id="id37" presentation:style-name="a351" draw:name="Date Placeholder 6" svg:x="0.7362in" svg:y="12.35803in" svg:width="2.40938in" svg:height="0.70988in" presentation:class="date-time" presentation:placeholder="false">
        <draw:text-box>
          <text:p text:style-name="a350" text:class-names="" text:cond-style-name=""><text:span text:style-name="a348" text:class-names=""><text:date text:fixed="false" style:data-style-name="a349">2024/1/19</text:date></text:span></text:p>
        </draw:text-box>
        <svg:title/>
        <svg:desc/>
      </draw:frame>
      <draw:frame draw:id="id38" presentation:style-name="a354" draw:name="Footer Placeholder 7" svg:x="3.54714in" svg:y="12.35803in" svg:width="3.61406in" svg:height="0.70988in" presentation:class="footer" presentation:placeholder="false">
        <draw:text-box>
          <text:p text:style-name="a353" text:class-names="" text:cond-style-name=""><text:span text:style-name="a352" text:class-names=""/></text:p>
        </draw:text-box>
        <svg:title/>
        <svg:desc/>
      </draw:frame>
      <draw:frame draw:id="id39" presentation:style-name="a357" draw:name="Slide Number Placeholder 8" svg:x="7.56276in" svg:y="12.35803in" svg:width="2.40938in" svg:height="0.70988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page-layout-name="pageLayout2" draw:style-name="a387">
        <draw:frame draw:id="id5" presentation:style-name="a360" draw:name="頁首版面配置區 1" svg:x="0in" svg:y="0in" svg:width="3.22222in" svg:height="0.54514in" presentation:class="header" presentation:placeholder="false">
          <draw:text-box>
            <text:p text:style-name="a359" text:class-names="" text:cond-style-name=""><text:span text:style-name="a358" text:class-names=""/></text:p>
          </draw:text-box>
          <svg:title/>
          <svg:desc/>
        </draw:frame>
        <draw:frame draw:id="id6" presentation:style-name="a364" draw:name="日期版面配置區 2" svg:x="4.21007in" svg:y="0in" svg:width="3.22222in" svg:height="0.54514in" presentation:class="date-time" presentation:placeholder="false">
          <draw:text-box>
            <text:p text:style-name="a363" text:class-names="" text:cond-style-name=""><text:span text:style-name="a361" text:class-names=""><text:date text:fixed="false" style:data-style-name="a362">2024/1/19</text:date></text:span></text:p>
          </draw:text-box>
          <svg:title/>
          <svg:desc/>
        </draw:frame>
        <draw:page-thumbnail svg:x="2.24653in" svg:y="1.35764in" svg:width="2.94097in" svg:height="3.66319in" presentation:class="page" draw:id="id7" presentation:style-name="a365" draw:name="投影片影像版面配置區 3">
          <svg:title/>
          <svg:desc/>
        </draw:page-thumbnail>
        <draw:frame draw:id="id8" presentation:style-name="a380" draw:name="備忘稿版面配置區 4" svg:x="0.74306in" svg:y="5.22569in" svg:width="5.94792in" svg:height="4.27431in" presentation:class="notes" presentation:placeholder="false">
          <draw:text-box>
            <text:p text:style-name="a367" text:class-names="" text:cond-style-name=""><text:span text:style-name="a366" text:class-names="">編輯母片文字樣式</text:span></text:p>
            <text:list text:style-name="a370">
              <text:list-item>
                <text:list text:style-name="a370">
                  <text:list-item>
                    <text:p text:style-name="a369" text:class-names="" text:cond-style-name=""><text:span text:style-name="a368" text:class-names="">第二層</text:span></text:p>
                  </text:list-item>
                </text:list>
              </text:list-item>
            </text:list>
            <text:list text:style-name="a373">
              <text:list-item>
                <text:list text:style-name="a373">
                  <text:list-item>
                    <text:list text:style-name="a373">
                      <text:list-item>
                        <text:p text:style-name="a372" text:class-names="" text:cond-style-name=""><text:span text:style-name="a371" text:class-names="">第三層</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第四層</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第五層</text:span></text:p>
                              </text:list-item>
                            </text:list>
                          </text:list-item>
                        </text:list>
                      </text:list-item>
                    </text:list>
                  </text:list-item>
                </text:list>
              </text:list-item>
            </text:list>
          </draw:text-box>
          <svg:title/>
          <svg:desc/>
        </draw:frame>
        <draw:frame draw:id="id9" presentation:style-name="a383" draw:name="頁尾版面配置區 5" svg:x="0in" svg:y="10.3125in" svg:width="3.22222in" svg:height="0.54514in" presentation:class="footer" presentation:placeholder="false">
          <draw:text-box>
            <text:p text:style-name="a382" text:class-names="" text:cond-style-name=""><text:span text:style-name="a381" text:class-names=""/></text:p>
          </draw:text-box>
          <svg:title/>
          <svg:desc/>
        </draw:frame>
        <draw:frame draw:id="id10" presentation:style-name="a386" draw:name="投影片編號版面配置區 6" svg:x="4.21007in" svg:y="10.3125in" svg:width="3.22222in" svg:height="0.54514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master-page>
    <style:master-page style:name="Master1-Layout6-titleOnly-只有標題" style:page-layout-name="pageLayout1" draw:style-name="a388">
      <draw:frame draw:id="id40" presentation:style-name="a392" draw:name="Title 1" svg:x="0.7362in" svg:y="0.70988in" svg:width="9.23594in" svg:height="2.57716in" presentation:class="title" presentation:placeholder="false">
        <draw:text-box>
          <text:p text:style-name="a391" text:class-names="" text:cond-style-name=""><text:span text:style-name="a389" text:class-names="">按一下以編輯母片標題樣式</text:span><text:span text:style-name="a390" text:class-names=""/></text:p>
        </draw:text-box>
        <svg:title/>
        <svg:desc/>
      </draw:frame>
      <draw:frame draw:id="id41" presentation:style-name="a396" draw:name="Date Placeholder 2" svg:x="0.7362in" svg:y="12.35803in" svg:width="2.40938in" svg:height="0.70988in" presentation:class="date-time" presentation:placeholder="false">
        <draw:text-box>
          <text:p text:style-name="a395" text:class-names="" text:cond-style-name=""><text:span text:style-name="a393" text:class-names=""><text:date text:fixed="false" style:data-style-name="a394">2024/1/19</text:date></text:span></text:p>
        </draw:text-box>
        <svg:title/>
        <svg:desc/>
      </draw:frame>
      <draw:frame draw:id="id42" presentation:style-name="a399" draw:name="Footer Placeholder 3" svg:x="3.54714in" svg:y="12.35803in" svg:width="3.61406in" svg:height="0.70988in" presentation:class="footer" presentation:placeholder="false">
        <draw:text-box>
          <text:p text:style-name="a398" text:class-names="" text:cond-style-name=""><text:span text:style-name="a397" text:class-names=""/></text:p>
        </draw:text-box>
        <svg:title/>
        <svg:desc/>
      </draw:frame>
      <draw:frame draw:id="id43" presentation:style-name="a402" draw:name="Slide Number Placeholder 4" svg:x="7.56276in" svg:y="12.35803in" svg:width="2.40938in" svg:height="0.70988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page-layout-name="pageLayout2" draw:style-name="a432">
        <draw:frame draw:id="id5" presentation:style-name="a405" draw:name="頁首版面配置區 1" svg:x="0in" svg:y="0in" svg:width="3.22222in" svg:height="0.54514in" presentation:class="header" presentation:placeholder="false">
          <draw:text-box>
            <text:p text:style-name="a404" text:class-names="" text:cond-style-name=""><text:span text:style-name="a403" text:class-names=""/></text:p>
          </draw:text-box>
          <svg:title/>
          <svg:desc/>
        </draw:frame>
        <draw:frame draw:id="id6" presentation:style-name="a409" draw:name="日期版面配置區 2" svg:x="4.21007in" svg:y="0in" svg:width="3.22222in" svg:height="0.54514in" presentation:class="date-time" presentation:placeholder="false">
          <draw:text-box>
            <text:p text:style-name="a408" text:class-names="" text:cond-style-name=""><text:span text:style-name="a406" text:class-names=""><text:date text:fixed="false" style:data-style-name="a407">2024/1/19</text:date></text:span></text:p>
          </draw:text-box>
          <svg:title/>
          <svg:desc/>
        </draw:frame>
        <draw:page-thumbnail svg:x="2.24653in" svg:y="1.35764in" svg:width="2.94097in" svg:height="3.66319in" presentation:class="page" draw:id="id7" presentation:style-name="a410" draw:name="投影片影像版面配置區 3">
          <svg:title/>
          <svg:desc/>
        </draw:page-thumbnail>
        <draw:frame draw:id="id8" presentation:style-name="a425" draw:name="備忘稿版面配置區 4" svg:x="0.74306in" svg:y="5.22569in" svg:width="5.94792in" svg:height="4.27431in" presentation:class="notes" presentation:placeholder="false">
          <draw:text-box>
            <text:p text:style-name="a412" text:class-names="" text:cond-style-name=""><text:span text:style-name="a411" text:class-names="">編輯母片文字樣式</text:span></text:p>
            <text:list text:style-name="a415">
              <text:list-item>
                <text:list text:style-name="a415">
                  <text:list-item>
                    <text:p text:style-name="a414" text:class-names="" text:cond-style-name=""><text:span text:style-name="a413" text:class-names="">第二層</text:span></text:p>
                  </text:list-item>
                </text:list>
              </text:list-item>
            </text:list>
            <text:list text:style-name="a418">
              <text:list-item>
                <text:list text:style-name="a418">
                  <text:list-item>
                    <text:list text:style-name="a418">
                      <text:list-item>
                        <text:p text:style-name="a417" text:class-names="" text:cond-style-name=""><text:span text:style-name="a416" text:class-names="">第三層</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第四層</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第五層</text:span></text:p>
                              </text:list-item>
                            </text:list>
                          </text:list-item>
                        </text:list>
                      </text:list-item>
                    </text:list>
                  </text:list-item>
                </text:list>
              </text:list-item>
            </text:list>
          </draw:text-box>
          <svg:title/>
          <svg:desc/>
        </draw:frame>
        <draw:frame draw:id="id9" presentation:style-name="a428" draw:name="頁尾版面配置區 5" svg:x="0in" svg:y="10.3125in" svg:width="3.22222in" svg:height="0.54514in" presentation:class="footer" presentation:placeholder="false">
          <draw:text-box>
            <text:p text:style-name="a427" text:class-names="" text:cond-style-name=""><text:span text:style-name="a426" text:class-names=""/></text:p>
          </draw:text-box>
          <svg:title/>
          <svg:desc/>
        </draw:frame>
        <draw:frame draw:id="id10" presentation:style-name="a431" draw:name="投影片編號版面配置區 6" svg:x="4.21007in" svg:y="10.3125in" svg:width="3.22222in" svg:height="0.5451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7-blank-空白" style:page-layout-name="pageLayout1" draw:style-name="a433">
      <draw:frame draw:id="id44" presentation:style-name="a437" draw:name="Date Placeholder 1" svg:x="0.7362in" svg:y="12.35803in" svg:width="2.40938in" svg:height="0.70988in" presentation:class="date-time" presentation:placeholder="false">
        <draw:text-box>
          <text:p text:style-name="a436" text:class-names="" text:cond-style-name=""><text:span text:style-name="a434" text:class-names=""><text:date text:fixed="false" style:data-style-name="a435">2024/1/19</text:date></text:span></text:p>
        </draw:text-box>
        <svg:title/>
        <svg:desc/>
      </draw:frame>
      <draw:frame draw:id="id45" presentation:style-name="a440" draw:name="Footer Placeholder 2" svg:x="3.54714in" svg:y="12.35803in" svg:width="3.61406in" svg:height="0.70988in" presentation:class="footer" presentation:placeholder="false">
        <draw:text-box>
          <text:p text:style-name="a439" text:class-names="" text:cond-style-name=""><text:span text:style-name="a438" text:class-names=""/></text:p>
        </draw:text-box>
        <svg:title/>
        <svg:desc/>
      </draw:frame>
      <draw:frame draw:id="id46" presentation:style-name="a443" draw:name="Slide Number Placeholder 3" svg:x="7.56276in" svg:y="12.35803in" svg:width="2.40938in" svg:height="0.70988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頁首版面配置區 1" svg:x="0in" svg:y="0in" svg:width="3.22222in" svg:height="0.54514in" presentation:class="header" presentation:placeholder="false">
          <draw:text-box>
            <text:p text:style-name="a445" text:class-names="" text:cond-style-name=""><text:span text:style-name="a444" text:class-names=""/></text:p>
          </draw:text-box>
          <svg:title/>
          <svg:desc/>
        </draw:frame>
        <draw:frame draw:id="id6" presentation:style-name="a450" draw:name="日期版面配置區 2" svg:x="4.21007in" svg:y="0in" svg:width="3.22222in" svg:height="0.54514in" presentation:class="date-time" presentation:placeholder="false">
          <draw:text-box>
            <text:p text:style-name="a449" text:class-names="" text:cond-style-name=""><text:span text:style-name="a447" text:class-names=""><text:date text:fixed="false" style:data-style-name="a448">2024/1/19</text:date></text:span></text:p>
          </draw:text-box>
          <svg:title/>
          <svg:desc/>
        </draw:frame>
        <draw:page-thumbnail svg:x="2.24653in" svg:y="1.35764in" svg:width="2.94097in" svg:height="3.66319in" presentation:class="page" draw:id="id7" presentation:style-name="a451" draw:name="投影片影像版面配置區 3">
          <svg:title/>
          <svg:desc/>
        </draw:page-thumbnail>
        <draw:frame draw:id="id8" presentation:style-name="a466" draw:name="備忘稿版面配置區 4" svg:x="0.74306in" svg:y="5.22569in" svg:width="5.94792in" svg:height="4.27431in" presentation:class="notes" presentation:placeholder="false">
          <draw:text-box>
            <text:p text:style-name="a453" text:class-names="" text:cond-style-name=""><text:span text:style-name="a452" text:class-names="">編輯母片文字樣式</text:span></text:p>
            <text:list text:style-name="a456">
              <text:list-item>
                <text:list text:style-name="a456">
                  <text:list-item>
                    <text:p text:style-name="a455" text:class-names="" text:cond-style-name=""><text:span text:style-name="a454" text:class-names="">第二層</text:span></text:p>
                  </text:list-item>
                </text:list>
              </text:list-item>
            </text:list>
            <text:list text:style-name="a459">
              <text:list-item>
                <text:list text:style-name="a459">
                  <text:list-item>
                    <text:list text:style-name="a459">
                      <text:list-item>
                        <text:p text:style-name="a458" text:class-names="" text:cond-style-name=""><text:span text:style-name="a457" text:class-names="">第三層</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第四層</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第五層</text:span></text:p>
                              </text:list-item>
                            </text:list>
                          </text:list-item>
                        </text:list>
                      </text:list-item>
                    </text:list>
                  </text:list-item>
                </text:list>
              </text:list-item>
            </text:list>
          </draw:text-box>
          <svg:title/>
          <svg:desc/>
        </draw:frame>
        <draw:frame draw:id="id9" presentation:style-name="a469" draw:name="頁尾版面配置區 5" svg:x="0in" svg:y="10.3125in" svg:width="3.22222in" svg:height="0.54514in" presentation:class="footer" presentation:placeholder="false">
          <draw:text-box>
            <text:p text:style-name="a468" text:class-names="" text:cond-style-name=""><text:span text:style-name="a467" text:class-names=""/></text:p>
          </draw:text-box>
          <svg:title/>
          <svg:desc/>
        </draw:frame>
        <draw:frame draw:id="id10" presentation:style-name="a472" draw:name="投影片編號版面配置區 6" svg:x="4.21007in" svg:y="10.3125in" svg:width="3.22222in" svg:height="0.5451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objTx-含標題的內容" style:page-layout-name="pageLayout1" draw:style-name="a474">
      <draw:frame draw:id="id47" presentation:style-name="a478" draw:name="Title 1" svg:x="0.73759in" svg:y="0.88889in" svg:width="3.45372in" svg:height="3.11111in" presentation:class="title" presentation:placeholder="false">
        <draw:text-box>
          <text:p text:style-name="a477" text:class-names="" text:cond-style-name=""><text:span text:style-name="a475" text:class-names="">按一下以編輯母片標題樣式</text:span><text:span text:style-name="a476" text:class-names=""/></text:p>
        </draw:text-box>
        <svg:title/>
        <svg:desc/>
      </draw:frame>
      <draw:frame draw:id="id48" presentation:style-name="a495" draw:name="Content Placeholder 2" svg:x="4.55244in" svg:y="1.91976in" svg:width="5.42109in" svg:height="9.47531in" presentation:class="object" presentation:placeholder="false">
        <draw:text-box>
          <text:list text:style-name="a481">
            <text:list-item>
              <text:p text:style-name="a480" text:class-names="" text:cond-style-name=""><text:span text:style-name="a479" text:class-names="">編輯母片文字樣式</text:span></text:p>
            </text:list-item>
          </text:list>
          <text:list text:style-name="a484">
            <text:list-item>
              <text:list text:style-name="a484">
                <text:list-item>
                  <text:p text:style-name="a483" text:class-names="" text:cond-style-name=""><text:span text:style-name="a482" text:class-names="">第二層</text:span></text:p>
                </text:list-item>
              </text:list>
            </text:list-item>
          </text:list>
          <text:list text:style-name="a487">
            <text:list-item>
              <text:list text:style-name="a487">
                <text:list-item>
                  <text:list text:style-name="a487">
                    <text:list-item>
                      <text:p text:style-name="a486" text:class-names="" text:cond-style-name=""><text:span text:style-name="a485" text:class-names="">第三層</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第四層</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1" text:class-names="">第五層</text:span><text:span text:style-name="a492" text:class-names=""/></text:p>
                            </text:list-item>
                          </text:list>
                        </text:list-item>
                      </text:list>
                    </text:list-item>
                  </text:list>
                </text:list-item>
              </text:list>
            </text:list-item>
          </text:list>
        </draw:text-box>
        <svg:title/>
        <svg:desc/>
      </draw:frame>
      <draw:frame draw:id="id49" presentation:style-name="a499" draw:name="Text Placeholder 3" svg:x="0.73759in" svg:y="4in" svg:width="3.45372in" svg:height="7.41049in" presentation:class="outline" presentation:placeholder="false">
        <draw:text-box>
          <text:list text:style-name="a498">
            <text:list-item>
              <text:p text:style-name="a497" text:class-names="" text:cond-style-name=""><text:span text:style-name="a496" text:class-names="">編輯母片文字樣式</text:span></text:p>
            </text:list-item>
          </text:list>
        </draw:text-box>
        <svg:title/>
        <svg:desc/>
      </draw:frame>
      <draw:frame draw:id="id50" presentation:style-name="a503" draw:name="Date Placeholder 4" svg:x="0.7362in" svg:y="12.35803in" svg:width="2.40938in" svg:height="0.70988in" presentation:class="date-time" presentation:placeholder="false">
        <draw:text-box>
          <text:p text:style-name="a502" text:class-names="" text:cond-style-name=""><text:span text:style-name="a500" text:class-names=""><text:date text:fixed="false" style:data-style-name="a501">2024/1/19</text:date></text:span></text:p>
        </draw:text-box>
        <svg:title/>
        <svg:desc/>
      </draw:frame>
      <draw:frame draw:id="id51" presentation:style-name="a506" draw:name="Footer Placeholder 5" svg:x="3.54714in" svg:y="12.35803in" svg:width="3.61406in" svg:height="0.70988in" presentation:class="footer" presentation:placeholder="false">
        <draw:text-box>
          <text:p text:style-name="a505" text:class-names="" text:cond-style-name=""><text:span text:style-name="a504" text:class-names=""/></text:p>
        </draw:text-box>
        <svg:title/>
        <svg:desc/>
      </draw:frame>
      <draw:frame draw:id="id52" presentation:style-name="a509" draw:name="Slide Number Placeholder 6" svg:x="7.56276in" svg:y="12.35803in" svg:width="2.40938in" svg:height="0.70988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39">
        <draw:frame draw:id="id5" presentation:style-name="a512" draw:name="頁首版面配置區 1" svg:x="0in" svg:y="0in" svg:width="3.22222in" svg:height="0.54514in" presentation:class="header" presentation:placeholder="false">
          <draw:text-box>
            <text:p text:style-name="a511" text:class-names="" text:cond-style-name=""><text:span text:style-name="a510" text:class-names=""/></text:p>
          </draw:text-box>
          <svg:title/>
          <svg:desc/>
        </draw:frame>
        <draw:frame draw:id="id6" presentation:style-name="a516" draw:name="日期版面配置區 2" svg:x="4.21007in" svg:y="0in" svg:width="3.22222in" svg:height="0.54514in" presentation:class="date-time" presentation:placeholder="false">
          <draw:text-box>
            <text:p text:style-name="a515" text:class-names="" text:cond-style-name=""><text:span text:style-name="a513" text:class-names=""><text:date text:fixed="false" style:data-style-name="a514">2024/1/19</text:date></text:span></text:p>
          </draw:text-box>
          <svg:title/>
          <svg:desc/>
        </draw:frame>
        <draw:page-thumbnail svg:x="2.24653in" svg:y="1.35764in" svg:width="2.94097in" svg:height="3.66319in" presentation:class="page" draw:id="id7" presentation:style-name="a517" draw:name="投影片影像版面配置區 3">
          <svg:title/>
          <svg:desc/>
        </draw:page-thumbnail>
        <draw:frame draw:id="id8" presentation:style-name="a532" draw:name="備忘稿版面配置區 4" svg:x="0.74306in" svg:y="5.22569in" svg:width="5.94792in" svg:height="4.27431in" presentation:class="notes" presentation:placeholder="false">
          <draw:text-box>
            <text:p text:style-name="a519" text:class-names="" text:cond-style-name=""><text:span text:style-name="a518" text:class-names="">編輯母片文字樣式</text:span></text:p>
            <text:list text:style-name="a522">
              <text:list-item>
                <text:list text:style-name="a522">
                  <text:list-item>
                    <text:p text:style-name="a521" text:class-names="" text:cond-style-name=""><text:span text:style-name="a520" text:class-names="">第二層</text:span></text:p>
                  </text:list-item>
                </text:list>
              </text:list-item>
            </text:list>
            <text:list text:style-name="a525">
              <text:list-item>
                <text:list text:style-name="a525">
                  <text:list-item>
                    <text:list text:style-name="a525">
                      <text:list-item>
                        <text:p text:style-name="a524" text:class-names="" text:cond-style-name=""><text:span text:style-name="a523" text:class-names="">第三層</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第四層</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第五層</text:span></text:p>
                              </text:list-item>
                            </text:list>
                          </text:list-item>
                        </text:list>
                      </text:list-item>
                    </text:list>
                  </text:list-item>
                </text:list>
              </text:list-item>
            </text:list>
          </draw:text-box>
          <svg:title/>
          <svg:desc/>
        </draw:frame>
        <draw:frame draw:id="id9" presentation:style-name="a535" draw:name="頁尾版面配置區 5" svg:x="0in" svg:y="10.3125in" svg:width="3.22222in" svg:height="0.54514in" presentation:class="footer" presentation:placeholder="false">
          <draw:text-box>
            <text:p text:style-name="a534" text:class-names="" text:cond-style-name=""><text:span text:style-name="a533" text:class-names=""/></text:p>
          </draw:text-box>
          <svg:title/>
          <svg:desc/>
        </draw:frame>
        <draw:frame draw:id="id10" presentation:style-name="a538" draw:name="投影片編號版面配置區 6" svg:x="4.21007in" svg:y="10.3125in" svg:width="3.22222in" svg:height="0.5451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9-picTx-含標題的圖片" style:page-layout-name="pageLayout1" draw:style-name="a540">
      <draw:frame draw:id="id53" presentation:style-name="a544" draw:name="Title 1" svg:x="0.73759in" svg:y="0.88889in" svg:width="3.45372in" svg:height="3.11111in" presentation:class="title" presentation:placeholder="false">
        <draw:text-box>
          <text:p text:style-name="a543" text:class-names="" text:cond-style-name=""><text:span text:style-name="a541" text:class-names="">按一下以編輯母片標題樣式</text:span><text:span text:style-name="a542" text:class-names=""/></text:p>
        </draw:text-box>
        <svg:title/>
        <svg:desc/>
      </draw:frame>
      <draw:frame draw:id="id54" presentation:style-name="a548" draw:name="Picture Placeholder 2" svg:x="4.55244in" svg:y="1.91976in" svg:width="5.42109in" svg:height="9.47531in" presentation:class="graphic" presentation:placeholder="false">
        <draw:text-box>
          <text:p text:style-name="a547" text:class-names="" text:cond-style-name=""><text:span text:style-name="a545" text:class-names="">按一下圖示以新增圖片</text:span><text:span text:style-name="a546" text:class-names=""/></text:p>
        </draw:text-box>
        <svg:title/>
        <svg:desc/>
      </draw:frame>
      <draw:frame draw:id="id55" presentation:style-name="a552" draw:name="Text Placeholder 3" svg:x="0.73759in" svg:y="4in" svg:width="3.45372in" svg:height="7.41049in" presentation:class="outline" presentation:placeholder="false">
        <draw:text-box>
          <text:list text:style-name="a551">
            <text:list-item>
              <text:p text:style-name="a550" text:class-names="" text:cond-style-name=""><text:span text:style-name="a549" text:class-names="">編輯母片文字樣式</text:span></text:p>
            </text:list-item>
          </text:list>
        </draw:text-box>
        <svg:title/>
        <svg:desc/>
      </draw:frame>
      <draw:frame draw:id="id56" presentation:style-name="a556" draw:name="Date Placeholder 4" svg:x="0.7362in" svg:y="12.35803in" svg:width="2.40938in" svg:height="0.70988in" presentation:class="date-time" presentation:placeholder="false">
        <draw:text-box>
          <text:p text:style-name="a555" text:class-names="" text:cond-style-name=""><text:span text:style-name="a553" text:class-names=""><text:date text:fixed="false" style:data-style-name="a554">2024/1/19</text:date></text:span></text:p>
        </draw:text-box>
        <svg:title/>
        <svg:desc/>
      </draw:frame>
      <draw:frame draw:id="id57" presentation:style-name="a559" draw:name="Footer Placeholder 5" svg:x="3.54714in" svg:y="12.35803in" svg:width="3.61406in" svg:height="0.70988in" presentation:class="footer" presentation:placeholder="false">
        <draw:text-box>
          <text:p text:style-name="a558" text:class-names="" text:cond-style-name=""><text:span text:style-name="a557" text:class-names=""/></text:p>
        </draw:text-box>
        <svg:title/>
        <svg:desc/>
      </draw:frame>
      <draw:frame draw:id="id58" presentation:style-name="a562" draw:name="Slide Number Placeholder 6" svg:x="7.56276in" svg:y="12.35803in" svg:width="2.40938in" svg:height="0.70988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92">
        <draw:frame draw:id="id5" presentation:style-name="a565" draw:name="頁首版面配置區 1" svg:x="0in" svg:y="0in" svg:width="3.22222in" svg:height="0.54514in" presentation:class="header" presentation:placeholder="false">
          <draw:text-box>
            <text:p text:style-name="a564" text:class-names="" text:cond-style-name=""><text:span text:style-name="a563" text:class-names=""/></text:p>
          </draw:text-box>
          <svg:title/>
          <svg:desc/>
        </draw:frame>
        <draw:frame draw:id="id6" presentation:style-name="a569" draw:name="日期版面配置區 2" svg:x="4.21007in" svg:y="0in" svg:width="3.22222in" svg:height="0.54514in" presentation:class="date-time" presentation:placeholder="false">
          <draw:text-box>
            <text:p text:style-name="a568" text:class-names="" text:cond-style-name=""><text:span text:style-name="a566" text:class-names=""><text:date text:fixed="false" style:data-style-name="a567">2024/1/19</text:date></text:span></text:p>
          </draw:text-box>
          <svg:title/>
          <svg:desc/>
        </draw:frame>
        <draw:page-thumbnail svg:x="2.24653in" svg:y="1.35764in" svg:width="2.94097in" svg:height="3.66319in" presentation:class="page" draw:id="id7" presentation:style-name="a570" draw:name="投影片影像版面配置區 3">
          <svg:title/>
          <svg:desc/>
        </draw:page-thumbnail>
        <draw:frame draw:id="id8" presentation:style-name="a585" draw:name="備忘稿版面配置區 4" svg:x="0.74306in" svg:y="5.22569in" svg:width="5.94792in" svg:height="4.27431in" presentation:class="notes" presentation:placeholder="false">
          <draw:text-box>
            <text:p text:style-name="a572" text:class-names="" text:cond-style-name=""><text:span text:style-name="a571" text:class-names="">編輯母片文字樣式</text:span></text:p>
            <text:list text:style-name="a575">
              <text:list-item>
                <text:list text:style-name="a575">
                  <text:list-item>
                    <text:p text:style-name="a574" text:class-names="" text:cond-style-name=""><text:span text:style-name="a573" text:class-names="">第二層</text:span></text:p>
                  </text:list-item>
                </text:list>
              </text:list-item>
            </text:list>
            <text:list text:style-name="a578">
              <text:list-item>
                <text:list text:style-name="a578">
                  <text:list-item>
                    <text:list text:style-name="a578">
                      <text:list-item>
                        <text:p text:style-name="a577" text:class-names="" text:cond-style-name=""><text:span text:style-name="a576" text:class-names="">第三層</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第四層</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第五層</text:span></text:p>
                              </text:list-item>
                            </text:list>
                          </text:list-item>
                        </text:list>
                      </text:list-item>
                    </text:list>
                  </text:list-item>
                </text:list>
              </text:list-item>
            </text:list>
          </draw:text-box>
          <svg:title/>
          <svg:desc/>
        </draw:frame>
        <draw:frame draw:id="id9" presentation:style-name="a588" draw:name="頁尾版面配置區 5" svg:x="0in" svg:y="10.3125in" svg:width="3.22222in" svg:height="0.54514in" presentation:class="footer" presentation:placeholder="false">
          <draw:text-box>
            <text:p text:style-name="a587" text:class-names="" text:cond-style-name=""><text:span text:style-name="a586" text:class-names=""/></text:p>
          </draw:text-box>
          <svg:title/>
          <svg:desc/>
        </draw:frame>
        <draw:frame draw:id="id10" presentation:style-name="a591" draw:name="投影片編號版面配置區 6" svg:x="4.21007in" svg:y="10.3125in" svg:width="3.22222in" svg:height="0.54514in" presentation:class="page-number" presentation:placeholder="false">
          <draw:text-box>
            <text:p text:style-name="a590" text:class-names="" text:cond-style-name=""><text:span text:style-name="a589" text:class-names=""><text:page-number style:num-format="1" text:fixed="false"/></text:span></text:p>
          </draw:text-box>
          <svg:title/>
          <svg:desc/>
        </draw:frame>
      </presentation:notes>
    </style:master-page>
    <style:master-page style:name="Master1-Layout10-vertTx-標題及直排文字" style:page-layout-name="pageLayout1" draw:style-name="a593">
      <draw:frame draw:id="id59" presentation:style-name="a597" draw:name="Title 1" svg:x="0.7362in" svg:y="0.70988in" svg:width="9.23594in" svg:height="2.57716in" presentation:class="title" presentation:placeholder="false">
        <draw:text-box>
          <text:p text:style-name="a596" text:class-names="" text:cond-style-name=""><text:span text:style-name="a594" text:class-names="">按一下以編輯母片標題樣式</text:span><text:span text:style-name="a595" text:class-names=""/></text:p>
        </draw:text-box>
        <svg:title/>
        <svg:desc/>
      </draw:frame>
      <draw:frame draw:id="id60" presentation:style-name="a614" draw:name="Vertical Text Placeholder 2" svg:x="0.7362in" svg:y="3.54938in" svg:width="9.23594in" svg:height="8.45988in" presentation:class="outline" presentation:placeholder="false">
        <draw:text-box>
          <text:list text:style-name="a600">
            <text:list-item>
              <text:p text:style-name="a599" text:class-names="" text:cond-style-name=""><text:span text:style-name="a598" text:class-names="">編輯母片文字樣式</text:span></text:p>
            </text:list-item>
          </text:list>
          <text:list text:style-name="a603">
            <text:list-item>
              <text:list text:style-name="a603">
                <text:list-item>
                  <text:p text:style-name="a602" text:class-names="" text:cond-style-name=""><text:span text:style-name="a601" text:class-names="">第二層</text:span></text:p>
                </text:list-item>
              </text:list>
            </text:list-item>
          </text:list>
          <text:list text:style-name="a606">
            <text:list-item>
              <text:list text:style-name="a606">
                <text:list-item>
                  <text:list text:style-name="a606">
                    <text:list-item>
                      <text:p text:style-name="a605" text:class-names="" text:cond-style-name=""><text:span text:style-name="a604" text:class-names="">第三層</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第四層</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第五層</text:span><text:span text:style-name="a611" text:class-names=""/></text:p>
                            </text:list-item>
                          </text:list>
                        </text:list-item>
                      </text:list>
                    </text:list-item>
                  </text:list>
                </text:list-item>
              </text:list>
            </text:list-item>
          </text:list>
        </draw:text-box>
        <svg:title/>
        <svg:desc/>
      </draw:frame>
      <draw:frame draw:id="id61" presentation:style-name="a618" draw:name="Date Placeholder 3" svg:x="0.7362in" svg:y="12.35803in" svg:width="2.40938in" svg:height="0.70988in" presentation:class="date-time" presentation:placeholder="false">
        <draw:text-box>
          <text:p text:style-name="a617" text:class-names="" text:cond-style-name=""><text:span text:style-name="a615" text:class-names=""><text:date text:fixed="false" style:data-style-name="a616">2024/1/19</text:date></text:span></text:p>
        </draw:text-box>
        <svg:title/>
        <svg:desc/>
      </draw:frame>
      <draw:frame draw:id="id62" presentation:style-name="a621" draw:name="Footer Placeholder 4" svg:x="3.54714in" svg:y="12.35803in" svg:width="3.61406in" svg:height="0.70988in" presentation:class="footer" presentation:placeholder="false">
        <draw:text-box>
          <text:p text:style-name="a620" text:class-names="" text:cond-style-name=""><text:span text:style-name="a619" text:class-names=""/></text:p>
        </draw:text-box>
        <svg:title/>
        <svg:desc/>
      </draw:frame>
      <draw:frame draw:id="id63" presentation:style-name="a624" draw:name="Slide Number Placeholder 5" svg:x="7.56276in" svg:y="12.35803in" svg:width="2.40938in" svg:height="0.70988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page-layout-name="pageLayout2" draw:style-name="a654">
        <draw:frame draw:id="id5" presentation:style-name="a627" draw:name="頁首版面配置區 1" svg:x="0in" svg:y="0in" svg:width="3.22222in" svg:height="0.54514in" presentation:class="header" presentation:placeholder="false">
          <draw:text-box>
            <text:p text:style-name="a626" text:class-names="" text:cond-style-name=""><text:span text:style-name="a625" text:class-names=""/></text:p>
          </draw:text-box>
          <svg:title/>
          <svg:desc/>
        </draw:frame>
        <draw:frame draw:id="id6" presentation:style-name="a631" draw:name="日期版面配置區 2" svg:x="4.21007in" svg:y="0in" svg:width="3.22222in" svg:height="0.54514in" presentation:class="date-time" presentation:placeholder="false">
          <draw:text-box>
            <text:p text:style-name="a630" text:class-names="" text:cond-style-name=""><text:span text:style-name="a628" text:class-names=""><text:date text:fixed="false" style:data-style-name="a629">2024/1/19</text:date></text:span></text:p>
          </draw:text-box>
          <svg:title/>
          <svg:desc/>
        </draw:frame>
        <draw:page-thumbnail svg:x="2.24653in" svg:y="1.35764in" svg:width="2.94097in" svg:height="3.66319in" presentation:class="page" draw:id="id7" presentation:style-name="a632" draw:name="投影片影像版面配置區 3">
          <svg:title/>
          <svg:desc/>
        </draw:page-thumbnail>
        <draw:frame draw:id="id8" presentation:style-name="a647" draw:name="備忘稿版面配置區 4" svg:x="0.74306in" svg:y="5.22569in" svg:width="5.94792in" svg:height="4.27431in" presentation:class="notes" presentation:placeholder="false">
          <draw:text-box>
            <text:p text:style-name="a634" text:class-names="" text:cond-style-name=""><text:span text:style-name="a633" text:class-names="">編輯母片文字樣式</text:span></text:p>
            <text:list text:style-name="a637">
              <text:list-item>
                <text:list text:style-name="a637">
                  <text:list-item>
                    <text:p text:style-name="a636" text:class-names="" text:cond-style-name=""><text:span text:style-name="a635" text:class-names="">第二層</text:span></text:p>
                  </text:list-item>
                </text:list>
              </text:list-item>
            </text:list>
            <text:list text:style-name="a640">
              <text:list-item>
                <text:list text:style-name="a640">
                  <text:list-item>
                    <text:list text:style-name="a640">
                      <text:list-item>
                        <text:p text:style-name="a639" text:class-names="" text:cond-style-name=""><text:span text:style-name="a638" text:class-names="">第三層</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第四層</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4" text:class-names="">第五層</text:span></text:p>
                              </text:list-item>
                            </text:list>
                          </text:list-item>
                        </text:list>
                      </text:list-item>
                    </text:list>
                  </text:list-item>
                </text:list>
              </text:list-item>
            </text:list>
          </draw:text-box>
          <svg:title/>
          <svg:desc/>
        </draw:frame>
        <draw:frame draw:id="id9" presentation:style-name="a650" draw:name="頁尾版面配置區 5" svg:x="0in" svg:y="10.3125in" svg:width="3.22222in" svg:height="0.54514in" presentation:class="footer" presentation:placeholder="false">
          <draw:text-box>
            <text:p text:style-name="a649" text:class-names="" text:cond-style-name=""><text:span text:style-name="a648" text:class-names=""/></text:p>
          </draw:text-box>
          <svg:title/>
          <svg:desc/>
        </draw:frame>
        <draw:frame draw:id="id10" presentation:style-name="a653" draw:name="投影片編號版面配置區 6" svg:x="4.21007in" svg:y="10.3125in" svg:width="3.22222in" svg:height="0.54514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1-Layout11-vertTitleAndTx-直排標題及文字" style:page-layout-name="pageLayout1" draw:style-name="a655">
      <draw:frame draw:id="id64" presentation:style-name="a659" draw:name="Vertical Title 1" svg:x="7.66315in" svg:y="0.70988in" svg:width="2.30898in" svg:height="11.29938in" presentation:class="title" presentation:placeholder="false">
        <draw:text-box>
          <text:p text:style-name="a658" text:class-names="" text:cond-style-name=""><text:span text:style-name="a656" text:class-names="">按一下以編輯母片標題樣式</text:span><text:span text:style-name="a657" text:class-names=""/></text:p>
        </draw:text-box>
        <svg:title/>
        <svg:desc/>
      </draw:frame>
      <draw:frame draw:id="id65" presentation:style-name="a676" draw:name="Vertical Text Placeholder 2" svg:x="0.7362in" svg:y="0.70988in" svg:width="6.7931in" svg:height="11.29938in" presentation:class="outline" presentation:placeholder="false">
        <draw:text-box>
          <text:list text:style-name="a662">
            <text:list-item>
              <text:p text:style-name="a661" text:class-names="" text:cond-style-name=""><text:span text:style-name="a660" text:class-names="">編輯母片文字樣式</text:span></text:p>
            </text:list-item>
          </text:list>
          <text:list text:style-name="a665">
            <text:list-item>
              <text:list text:style-name="a665">
                <text:list-item>
                  <text:p text:style-name="a664" text:class-names="" text:cond-style-name=""><text:span text:style-name="a663" text:class-names="">第二層</text:span></text:p>
                </text:list-item>
              </text:list>
            </text:list-item>
          </text:list>
          <text:list text:style-name="a668">
            <text:list-item>
              <text:list text:style-name="a668">
                <text:list-item>
                  <text:list text:style-name="a668">
                    <text:list-item>
                      <text:p text:style-name="a667" text:class-names="" text:cond-style-name=""><text:span text:style-name="a666" text:class-names="">第三層</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第四層</text:span></text:p>
                        </text:list-item>
                      </text:list>
                    </text:list-item>
                  </text:list>
                </text:list-item>
              </text:list>
            </text:list-item>
          </text:list>
          <text:list text:style-name="a675">
            <text:list-item>
              <text:list text:style-name="a675">
                <text:list-item>
                  <text:list text:style-name="a675">
                    <text:list-item>
                      <text:list text:style-name="a675">
                        <text:list-item>
                          <text:list text:style-name="a675">
                            <text:list-item>
                              <text:p text:style-name="a674" text:class-names="" text:cond-style-name=""><text:span text:style-name="a672" text:class-names="">第五層</text:span><text:span text:style-name="a673" text:class-names=""/></text:p>
                            </text:list-item>
                          </text:list>
                        </text:list-item>
                      </text:list>
                    </text:list-item>
                  </text:list>
                </text:list-item>
              </text:list>
            </text:list-item>
          </text:list>
        </draw:text-box>
        <svg:title/>
        <svg:desc/>
      </draw:frame>
      <draw:frame draw:id="id66" presentation:style-name="a680" draw:name="Date Placeholder 3" svg:x="0.7362in" svg:y="12.35803in" svg:width="2.40938in" svg:height="0.70988in" presentation:class="date-time" presentation:placeholder="false">
        <draw:text-box>
          <text:p text:style-name="a679" text:class-names="" text:cond-style-name=""><text:span text:style-name="a677" text:class-names=""><text:date text:fixed="false" style:data-style-name="a678">2024/1/19</text:date></text:span></text:p>
        </draw:text-box>
        <svg:title/>
        <svg:desc/>
      </draw:frame>
      <draw:frame draw:id="id67" presentation:style-name="a683" draw:name="Footer Placeholder 4" svg:x="3.54714in" svg:y="12.35803in" svg:width="3.61406in" svg:height="0.70988in" presentation:class="footer" presentation:placeholder="false">
        <draw:text-box>
          <text:p text:style-name="a682" text:class-names="" text:cond-style-name=""><text:span text:style-name="a681" text:class-names=""/></text:p>
        </draw:text-box>
        <svg:title/>
        <svg:desc/>
      </draw:frame>
      <draw:frame draw:id="id68" presentation:style-name="a686" draw:name="Slide Number Placeholder 5" svg:x="7.56276in" svg:y="12.35803in" svg:width="2.40938in" svg:height="0.70988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page-layout-name="pageLayout2" draw:style-name="a716">
        <draw:frame draw:id="id5" presentation:style-name="a689" draw:name="頁首版面配置區 1" svg:x="0in" svg:y="0in" svg:width="3.22222in" svg:height="0.54514in" presentation:class="header" presentation:placeholder="false">
          <draw:text-box>
            <text:p text:style-name="a688" text:class-names="" text:cond-style-name=""><text:span text:style-name="a687" text:class-names=""/></text:p>
          </draw:text-box>
          <svg:title/>
          <svg:desc/>
        </draw:frame>
        <draw:frame draw:id="id6" presentation:style-name="a693" draw:name="日期版面配置區 2" svg:x="4.21007in" svg:y="0in" svg:width="3.22222in" svg:height="0.54514in" presentation:class="date-time" presentation:placeholder="false">
          <draw:text-box>
            <text:p text:style-name="a692" text:class-names="" text:cond-style-name=""><text:span text:style-name="a690" text:class-names=""><text:date text:fixed="false" style:data-style-name="a691">2024/1/19</text:date></text:span></text:p>
          </draw:text-box>
          <svg:title/>
          <svg:desc/>
        </draw:frame>
        <draw:page-thumbnail svg:x="2.24653in" svg:y="1.35764in" svg:width="2.94097in" svg:height="3.66319in" presentation:class="page" draw:id="id7" presentation:style-name="a694" draw:name="投影片影像版面配置區 3">
          <svg:title/>
          <svg:desc/>
        </draw:page-thumbnail>
        <draw:frame draw:id="id8" presentation:style-name="a709" draw:name="備忘稿版面配置區 4" svg:x="0.74306in" svg:y="5.22569in" svg:width="5.94792in" svg:height="4.27431in" presentation:class="notes" presentation:placeholder="false">
          <draw:text-box>
            <text:p text:style-name="a696" text:class-names="" text:cond-style-name=""><text:span text:style-name="a695" text:class-names="">編輯母片文字樣式</text:span></text:p>
            <text:list text:style-name="a699">
              <text:list-item>
                <text:list text:style-name="a699">
                  <text:list-item>
                    <text:p text:style-name="a698" text:class-names="" text:cond-style-name=""><text:span text:style-name="a697" text:class-names="">第二層</text:span></text:p>
                  </text:list-item>
                </text:list>
              </text:list-item>
            </text:list>
            <text:list text:style-name="a702">
              <text:list-item>
                <text:list text:style-name="a702">
                  <text:list-item>
                    <text:list text:style-name="a702">
                      <text:list-item>
                        <text:p text:style-name="a701" text:class-names="" text:cond-style-name=""><text:span text:style-name="a700" text:class-names="">第三層</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第四層</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第五層</text:span></text:p>
                              </text:list-item>
                            </text:list>
                          </text:list-item>
                        </text:list>
                      </text:list-item>
                    </text:list>
                  </text:list-item>
                </text:list>
              </text:list-item>
            </text:list>
          </draw:text-box>
          <svg:title/>
          <svg:desc/>
        </draw:frame>
        <draw:frame draw:id="id9" presentation:style-name="a712" draw:name="頁尾版面配置區 5" svg:x="0in" svg:y="10.3125in" svg:width="3.22222in" svg:height="0.54514in" presentation:class="footer" presentation:placeholder="false">
          <draw:text-box>
            <text:p text:style-name="a711" text:class-names="" text:cond-style-name=""><text:span text:style-name="a710" text:class-names=""/></text:p>
          </draw:text-box>
          <svg:title/>
          <svg:desc/>
        </draw:frame>
        <draw:frame draw:id="id10" presentation:style-name="a715" draw:name="投影片編號版面配置區 6" svg:x="4.21007in" svg:y="10.3125in" svg:width="3.22222in" svg:height="0.54514in" presentation:class="page-number" presentation:placeholder="false">
          <draw:text-box>
            <text:p text:style-name="a714" text:class-names="" text:cond-style-name=""><text:span text:style-name="a71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簡報</dc:title>
    <meta:initial-creator>蔡宗翰</meta:initial-creator>
    <dc:creator>user</dc:creator>
    <meta:creation-date>2023-12-15T09:05:30Z</meta:creation-date>
    <dc:date>2024-01-19T09:26:00Z</dc:date>
    <meta:print-date>2023-12-20T09:21:31Z</meta:print-date>
    <meta:template xlink:href="Office%20Theme" xlink:type="simple"/>
    <meta:editing-cycles>47</meta:editing-cycles>
    <meta:editing-duration>PT50191S</meta:editing-duration>
    <meta:document-statistic meta:paragraph-count="74" meta:word-count="583"/>
  </office:meta>
</office:document-meta>
</file>